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表格1" style:family="table">
      <style:table-properties style:width="17cm" table:align="left"/>
    </style:style>
    <style:style style:name="表格1.A" style:family="table-column">
      <style:table-column-properties style:column-width="2.244cm"/>
    </style:style>
    <style:style style:name="表格1.B" style:family="table-column">
      <style:table-column-properties style:column-width="3.916cm"/>
    </style:style>
    <style:style style:name="表格1.C" style:family="table-column">
      <style:table-column-properties style:column-width="2.829cm"/>
    </style:style>
    <style:style style:name="表格1.D" style:family="table-column">
      <style:table-column-properties style:column-width="2.099cm"/>
    </style:style>
    <style:style style:name="表格1.E" style:family="table-column">
      <style:table-column-properties style:column-width="5.913cm"/>
    </style:style>
    <style:style style:name="表格1.A1" style:family="table-cell">
      <style:table-cell-properties style:vertical-align="middle" fo:padding="0.049cm" fo:border="0.05pt solid #000000"/>
    </style:style>
    <style:style style:name="表格2" style:family="table">
      <style:table-properties style:width="17cm" table:align="left"/>
    </style:style>
    <style:style style:name="表格2.A" style:family="table-column">
      <style:table-column-properties style:column-width="1.983cm"/>
    </style:style>
    <style:style style:name="表格2.B" style:family="table-column">
      <style:table-column-properties style:column-width="3.399cm"/>
    </style:style>
    <style:style style:name="表格2.C" style:family="table-column">
      <style:table-column-properties style:column-width="7.267cm"/>
    </style:style>
    <style:style style:name="表格2.D" style:family="table-column">
      <style:table-column-properties style:column-width="4.352cm"/>
    </style:style>
    <style:style style:name="表格2.A1" style:family="table-cell">
      <style:table-cell-properties style:vertical-align="middle" fo:padding="0.049cm" fo:border="0.05pt solid #000000"/>
    </style:style>
    <style:style style:name="表格3" style:family="table">
      <style:table-properties style:width="17cm" table:align="left"/>
    </style:style>
    <style:style style:name="表格3.A" style:family="table-column">
      <style:table-column-properties style:column-width="1.949cm"/>
    </style:style>
    <style:style style:name="表格3.B" style:family="table-column">
      <style:table-column-properties style:column-width="3.265cm"/>
    </style:style>
    <style:style style:name="表格3.C" style:family="table-column">
      <style:table-column-properties style:column-width="4.487cm"/>
    </style:style>
    <style:style style:name="表格3.D" style:family="table-column">
      <style:table-column-properties style:column-width="7.299cm"/>
    </style:style>
    <style:style style:name="表格3.A1" style:family="table-cell">
      <style:table-cell-properties style:vertical-align="middle" fo:padding="0.049cm" fo:border="0.05pt solid #000000"/>
    </style:style>
    <style:style style:name="P1" style:family="paragraph" style:parent-style-name="Heading_20_1">
      <style:paragraph-properties fo:margin-top="0cm" fo:margin-bottom="0.247cm" style:contextual-spacing="false" fo:line-height="114%"/>
    </style:style>
    <style:style style:name="P2" style:family="paragraph" style:parent-style-name="Table_20_Contents">
      <style:paragraph-properties fo:margin-top="0cm" fo:margin-bottom="0.247cm" style:contextual-spacing="false" fo:line-height="114%"/>
    </style:style>
    <style:style style:name="P3" style:family="paragraph" style:parent-style-name="Table_20_Contents">
      <style:paragraph-properties fo:margin-top="0cm" fo:margin-bottom="0cm" style:contextual-spacing="false" fo:line-height="114%"/>
    </style:style>
    <style:style style:name="P4" style:family="paragraph" style:parent-style-name="Table_20_Contents">
      <style:paragraph-properties fo:margin-top="0cm" fo:margin-bottom="0.247cm" style:contextual-spacing="false" fo:line-height="114%"/>
      <style:text-properties style:font-name-asian="Google Sans Text"/>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margin-top="0cm" fo:margin-bottom="0.247cm" style:contextual-spacing="false" fo:line-height="114%"/>
      <style:text-properties style:font-name="Google Sans Text"/>
    </style:style>
    <style:style style:name="P7" style:family="paragraph" style:parent-style-name="Text_20_body">
      <style:paragraph-properties fo:margin-top="0cm" fo:margin-bottom="0.247cm" style:contextual-spacing="false" fo:line-height="114%"/>
    </style:style>
    <style:style style:name="P8" style:family="paragraph" style:parent-style-name="Text_20_body" style:list-style-name="L1">
      <style:paragraph-properties fo:margin-top="0cm" fo:margin-bottom="0.247cm" style:contextual-spacing="false" fo:line-height="114%" fo:padding="0cm" fo:border="none"/>
    </style:style>
    <style:style style:name="P9" style:family="paragraph" style:parent-style-name="Text_20_body" style:list-style-name="L2">
      <style:paragraph-properties fo:margin-top="0cm" fo:margin-bottom="0.247cm" style:contextual-spacing="false" fo:line-height="114%" fo:padding="0cm" fo:border="none"/>
    </style:style>
    <style:style style:name="P10" style:family="paragraph" style:parent-style-name="Text_20_body" style:list-style-name="L3">
      <style:paragraph-properties fo:margin-top="0cm" fo:margin-bottom="0.247cm" style:contextual-spacing="false" fo:line-height="114%" fo:padding="0cm" fo:border="none"/>
    </style:style>
    <style:style style:name="P11" style:family="paragraph" style:parent-style-name="Text_20_body" style:list-style-name="L4">
      <style:paragraph-properties fo:margin-top="0cm" fo:margin-bottom="0.247cm" style:contextual-spacing="false" fo:line-height="114%" fo:padding="0cm" fo:border="none"/>
    </style:style>
    <style:style style:name="P12" style:family="paragraph" style:parent-style-name="Text_20_body" style:list-style-name="L5">
      <style:paragraph-properties fo:margin-top="0cm" fo:margin-bottom="0.247cm" style:contextual-spacing="false" fo:line-height="114%" fo:padding="0cm" fo:border="none"/>
    </style:style>
    <style:style style:name="P13" style:family="paragraph" style:parent-style-name="Text_20_body" style:list-style-name="L6">
      <style:paragraph-properties fo:margin-top="0cm" fo:margin-bottom="0.247cm" style:contextual-spacing="false" fo:line-height="114%" fo:padding="0cm" fo:border="none"/>
    </style:style>
    <style:style style:name="P14" style:family="paragraph" style:parent-style-name="Text_20_body" style:list-style-name="L7">
      <style:paragraph-properties fo:margin-top="0cm" fo:margin-bottom="0.247cm" style:contextual-spacing="false" fo:line-height="114%" fo:padding="0cm" fo:border="none"/>
    </style:style>
    <style:style style:name="P15" style:family="paragraph" style:parent-style-name="Text_20_body" style:list-style-name="L8">
      <style:paragraph-properties fo:margin-top="0cm" fo:margin-bottom="0.247cm" style:contextual-spacing="false" fo:line-height="114%" fo:padding="0cm" fo:border="none"/>
    </style:style>
    <style:style style:name="P16" style:family="paragraph" style:parent-style-name="Text_20_body" style:list-style-name="L9">
      <style:paragraph-properties fo:margin-top="0cm" fo:margin-bottom="0.247cm" style:contextual-spacing="false" fo:line-height="114%" fo:padding="0cm" fo:border="none"/>
    </style:style>
    <style:style style:name="P17" style:family="paragraph" style:parent-style-name="Text_20_body" style:list-style-name="L1">
      <style:paragraph-properties fo:margin-top="0cm" fo:margin-bottom="0.247cm" style:contextual-spacing="false" fo:line-height="114%" fo:padding="0cm" fo:border="none"/>
      <style:text-properties style:font-name-asian="Google Sans Text"/>
    </style:style>
    <style:style style:name="P18" style:family="paragraph" style:parent-style-name="Text_20_body" style:list-style-name="L3">
      <style:paragraph-properties fo:margin-top="0cm" fo:margin-bottom="0.247cm" style:contextual-spacing="false" fo:line-height="114%" fo:padding="0cm" fo:border="none"/>
      <style:text-properties style:font-name-asian="Google Sans Text"/>
    </style:style>
    <style:style style:name="P19" style:family="paragraph" style:parent-style-name="Text_20_body" style:list-style-name="L4">
      <style:paragraph-properties fo:margin-top="0cm" fo:margin-bottom="0.247cm" style:contextual-spacing="false" fo:line-height="114%" fo:padding="0cm" fo:border="none"/>
      <style:text-properties style:font-name-asian="Google Sans Text"/>
    </style:style>
    <style:style style:name="P20" style:family="paragraph" style:parent-style-name="Text_20_body" style:list-style-name="L5">
      <style:paragraph-properties fo:margin-top="0cm" fo:margin-bottom="0.247cm" style:contextual-spacing="false" fo:line-height="114%" fo:padding="0cm" fo:border="none"/>
      <style:text-properties style:font-name-asian="Google Sans Text"/>
    </style:style>
    <style:style style:name="P21" style:family="paragraph" style:parent-style-name="Text_20_body" style:list-style-name="L8">
      <style:paragraph-properties fo:margin-top="0cm" fo:margin-bottom="0.247cm" style:contextual-spacing="false" fo:line-height="114%" fo:padding="0cm" fo:border="none"/>
      <style:text-properties style:font-name-asian="Google Sans Text"/>
    </style:style>
    <style:style style:name="T1" style:family="text">
      <style:text-properties style:font-name="Google Sans"/>
    </style:style>
    <style:style style:name="T2" style:family="text">
      <style:text-properties style:font-name-asian="Google Sans"/>
    </style:style>
    <style:style style:name="T3" style:family="text">
      <style:text-properties style:font-name="Google Sans Text"/>
    </style:style>
    <style:style style:name="T4" style:family="text">
      <style:text-properties style:font-name="Google Sans Text" fo:font-size="12pt" fo:background-color="transparent" loext:char-shading-value="0"/>
    </style:style>
    <style:style style:name="T5" style:family="text">
      <style:text-properties style:font-name-asian="Google Sans Text"/>
    </style:style>
    <style:style style:name="T6" style:family="text">
      <style:text-properties fo:font-size="12pt"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一份十二周 </text:span><text:span text:style-name="T1">OpenStack </text:span><text:span text:style-name="T2">实战入门路线图的专家评估报告</text:span></text:h>
      <text:p text:style-name="P7"><text:span text:style-name="Strong_20_Emphasis"><text:span text:style-name="T3">I. </text:span></text:span><text:span text:style-name="Strong_20_Emphasis"><text:span text:style-name="T5">引言与路线图概述</text:span></text:span></text:p>
      <text:list xml:id="list2181220219" text:style-name="L1">
        <text:list-item>
          <text:p text:style-name="P8"><text:span text:style-name="T3">A. </text:span><text:span text:style-name="T5">执行摘要</text:span></text:p>
          <text:p text:style-name="P8"><text:span text:style-name="T5">本报告旨在对一份为期十二周、面向具备编程和计算机科学基础学习者的 </text:span><text:span text:style-name="T3">OpenStack </text:span><text:span text:style-name="T5">实战入门路线图进行专业评估。评估方法基于云计算与分布式系统领域的专业知识，并结合了相关的行业研究与社区实践资料。核心评估发现，该路线图结构清晰，覆盖了 </text:span><text:span text:style-name="T3">OpenStack </text:span><text:span text:style-name="T5">的主要核心组件，并强调了动手实践。然而，在环境搭建的简化性、复杂组件（尤其是网络服务）的深度、理论知识的整合、学习资源的丰富性以及对学习者隐性技能（如 </text:span><text:span text:style-name="T3">Linux </text:span><text:span text:style-name="T5">系统管理和网络）的要求等方面存在改进空间。本报告将详细分析路线图的各个方面，并提出具体的优化建议。</text:span></text:p>
        </text:list-item>
        <text:list-item>
          <text:p text:style-name="P8"><text:span text:style-name="T3">B. </text:span><text:span text:style-name="T5">路线图目标与结构</text:span></text:p>
          <text:p text:style-name="P8"><text:span text:style-name="T5">该路线图明确设定其目标为：在十二周内，引导具备扎实编程和计算机科学基础的学习者掌握 </text:span><text:span text:style-name="T3">OpenStack </text:span><text:span text:style-name="T5">核心组件的操作技能，理解其基本原理，为职业发展和技术探索奠定基础（引言 </text:span><text:span text:style-name="T3">1.1</text:span><text:span text:style-name="T5">）。其核心方法论是“实践优先，理论辅助”，重点在于通过命令行界面（</text:span><text:span text:style-name="T3">CLI</text:span><text:span text:style-name="T5">）和图形用户界面（</text:span><text:span text:style-name="T3">Horizon Dashboard</text:span><text:span text:style-name="T5">）与 </text:span><text:span text:style-name="T3">OpenStack </text:span><text:span text:style-name="T5">交互，部署和管理云资源（引言 </text:span><text:span text:style-name="T3">1.2</text:span><text:span text:style-name="T5">）。</text:span></text:p>
          <text:p text:style-name="P17">路线图整体按月划分，共三个月：</text:p>
          <text:list>
            <text:list-item>
              <text:p text:style-name="P8"><text:span text:style-name="Strong_20_Emphasis"><text:span text:style-name="T5">第一月 </text:span></text:span><text:span text:style-name="Strong_20_Emphasis"><text:span text:style-name="T3">(</text:span></text:span><text:span text:style-name="Strong_20_Emphasis"><text:span text:style-name="T5">第 </text:span></text:span><text:span text:style-name="Strong_20_Emphasis"><text:span text:style-name="T3">1-4 </text:span></text:span><text:span text:style-name="Strong_20_Emphasis"><text:span text:style-name="T5">周</text:span></text:span><text:span text:style-name="Strong_20_Emphasis"><text:span text:style-name="T3">):</text:span></text:span><text:span text:style-name="T3"> OpenStack </text:span><text:span text:style-name="T5">基础与环境搭建，涵盖核心概念、架构、发行版选择、环境安装（重点推荐 </text:span><text:span text:style-name="T3">DevStack</text:span><text:span text:style-name="T5">）、</text:span><text:span text:style-name="T3">CLI </text:span><text:span text:style-name="T5">和 </text:span><text:span text:style-name="T3">Horizon </text:span><text:span text:style-name="T5">的初步使用。 </text:span></text:p>
            </text:list-item>
            <text:list-item>
              <text:p text:style-name="P8"><text:span text:style-name="Strong_20_Emphasis"><text:span text:style-name="T5">第二月 </text:span></text:span><text:span text:style-name="Strong_20_Emphasis"><text:span text:style-name="T3">(</text:span></text:span><text:span text:style-name="Strong_20_Emphasis"><text:span text:style-name="T5">第 </text:span></text:span><text:span text:style-name="Strong_20_Emphasis"><text:span text:style-name="T3">5-8 </text:span></text:span><text:span text:style-name="Strong_20_Emphasis"><text:span text:style-name="T5">周</text:span></text:span><text:span text:style-name="Strong_20_Emphasis"><text:span text:style-name="T3">):</text:span></text:span><text:span text:style-name="T3"> </text:span><text:span text:style-name="T5">核心组件实践，深入操作 </text:span><text:span text:style-name="T3">Nova (</text:span><text:span text:style-name="T5">计算</text:span><text:span text:style-name="T3">)</text:span><text:span text:style-name="T5">、</text:span><text:span text:style-name="T3">Neutron (</text:span><text:span text:style-name="T5">网络</text:span><text:span text:style-name="T3">)</text:span><text:span text:style-name="T5">、</text:span><text:span text:style-name="T3">Cinder (</text:span><text:span text:style-name="T5">块存储</text:span><text:span text:style-name="T3">) </text:span><text:span text:style-name="T5">和 </text:span><text:span text:style-name="T3">Glance (</text:span><text:span text:style-name="T5">镜像</text:span><text:span text:style-name="T3">) </text:span><text:span text:style-name="T5">服务。 </text:span></text:p>
            </text:list-item>
            <text:list-item>
              <text:p text:style-name="P8"><text:span text:style-name="Strong_20_Emphasis"><text:span text:style-name="T5">第三月 </text:span></text:span><text:span text:style-name="Strong_20_Emphasis"><text:span text:style-name="T3">(</text:span></text:span><text:span text:style-name="Strong_20_Emphasis"><text:span text:style-name="T5">第 </text:span></text:span><text:span text:style-name="Strong_20_Emphasis"><text:span text:style-name="T3">9-12 </text:span></text:span><text:span text:style-name="Strong_20_Emphasis"><text:span text:style-name="T5">周</text:span></text:span><text:span text:style-name="Strong_20_Emphasis"><text:span text:style-name="T3">):</text:span></text:span><text:span text:style-name="T3"> </text:span><text:span text:style-name="T5">构建应用与进阶，初步探索 </text:span><text:span text:style-name="T3">Heat (</text:span><text:span text:style-name="T5">编排</text:span><text:span text:style-name="T3">)</text:span><text:span text:style-name="T5">、可选的容器化应用部署 </text:span><text:span text:style-name="T3">(Docker/Magnum)</text:span><text:span text:style-name="T5">、构建简单的分布式应用，并了解 </text:span><text:span text:style-name="T3">OpenStack </text:span><text:span text:style-name="T5">的高级特性、社区参与和认证。 </text:span></text:p>
            </text:list-item>
          </text:list>
        </text:list-item>
        <text:list-item>
          <text:p text:style-name="P8"><text:span text:style-name="T3">C. </text:span><text:span text:style-name="T5">初始方法论评估</text:span></text:p>
          <text:p text:style-name="P8">“<text:span text:style-name="T5">实践优先，理论辅助”的方法论在技术技能学习中普遍有效，许多在线课程和培训也强调动手实验 </text:span><text:span text:style-name="T3">1</text:span><text:span text:style-name="T5">。对于 </text:span><text:span text:style-name="T3">OpenStack </text:span><text:span text:style-name="T5">这样复杂的系统，通过实际操作来熟悉其功能是必要的。路线图计划同时覆盖 </text:span><text:span text:style-name="T3">CLI </text:span><text:span text:style-name="T5">和 </text:span><text:span text:style-name="T3">Horizon </text:span><text:span text:style-name="T5">两种交互方式（第 </text:span><text:span text:style-name="T3">3</text:span><text:span text:style-name="T5">、</text:span><text:span text:style-name="T3">4 </text:span><text:span text:style-name="T5">周），这一点值得肯定，有助于学习者全面了解不同的管理途径。</text:span></text:p>
          <text:p text:style-name="P8"><text:span text:style-name="T5">然而，需要注意的是，</text:span><text:span text:style-name="T3">OpenStack </text:span><text:span text:style-name="T5">并非一个单一软件，而是由众多相互协作的服务组成的复杂平台 </text:span><text:span text:style-name="T3">5</text:span><text:span text:style-name="T5">。其架构的复杂性和服务间的依赖关系意味着，仅仅将理论知识视为“辅助”（引言 </text:span><text:span text:style-name="T3">1.2</text:span><text:span text:style-name="T5">）可能不足以支撑学习者建立深入的理解和有效的故障排查能力。例如，理解 </text:span><text:span text:style-name="T3">Keystone </text:span><text:span text:style-name="T5">如</text:span><text:soft-page-break/><text:span text:style-name="T5">何通过令牌（</text:span><text:span text:style-name="T3">Token</text:span><text:span text:style-name="T5">）进行服务间认证 </text:span><text:span text:style-name="T3">7</text:span><text:span text:style-name="T5">、</text:span><text:span text:style-name="T3">Neutron </text:span><text:span text:style-name="T5">网络插件（</text:span><text:span text:style-name="T3">Plugin</text:span><text:span text:style-name="T5">）和代理（</text:span><text:span text:style-name="T3">Agent</text:span><text:span text:style-name="T5">）的工作机制（第 </text:span><text:span text:style-name="T3">6 </text:span><text:span text:style-name="T5">周学习内容）、</text:span><text:span text:style-name="T3">Cinder </text:span><text:span text:style-name="T5">存储后端（</text:span><text:span text:style-name="T3">Volume Backend</text:span><text:span text:style-name="T5">）的概念（第 </text:span><text:span text:style-name="T3">7 </text:span><text:span text:style-name="T5">周学习内容）等，对于诊断和解决实际部署中遇到的问题至关重要 </text:span><text:span text:style-name="T3">8</text:span><text:span text:style-name="T5">。过度侧重按部就班的操作而缺乏对底层原理的及时、深入把握，可能导致学习者仅停留在表面模仿，难以应对非标准场景或进行更高级的配置与优化。因此，理论知识的融入时机和深度需要比“辅助”更精心的设计。</text:span></text:p>
        </text:list-item>
      </text:list>
      <text:p text:style-name="P7"><text:span text:style-name="Strong_20_Emphasis"><text:span text:style-name="T3">II. </text:span></text:span><text:span text:style-name="Strong_20_Emphasis"><text:span text:style-name="T5">基础概念与架构覆盖分析 </text:span></text:span><text:span text:style-name="Strong_20_Emphasis"><text:span text:style-name="T3">(</text:span></text:span><text:span text:style-name="Strong_20_Emphasis"><text:span text:style-name="T5">第一月：第 </text:span></text:span><text:span text:style-name="Strong_20_Emphasis"><text:span text:style-name="T3">1-4 </text:span></text:span><text:span text:style-name="Strong_20_Emphasis"><text:span text:style-name="T5">周</text:span></text:span><text:span text:style-name="Strong_20_Emphasis"><text:span text:style-name="T3">)</text:span></text:span></text:p>
      <text:list xml:id="list1363799467" text:style-name="L2">
        <text:list-item>
          <text:p text:style-name="P9"><text:span text:style-name="T3">A. </text:span><text:span text:style-name="T5">第 </text:span><text:span text:style-name="T3">1 </text:span><text:span text:style-name="T5">周：核心概念与架构</text:span></text:p>
          <text:p text:style-name="P9"><text:span text:style-name="T5">第一周的学习内容涵盖了 </text:span><text:span text:style-name="T3">OpenStack </text:span><text:span text:style-name="T5">的基本定义、优势、应用场景（私有云、公有云等）以及核心组件（</text:span><text:span text:style-name="T3">Nova, Neutron, Cinder, Glance, Keystone, Horizon</text:span><text:span text:style-name="T5">）的介绍，并提及了 </text:span><text:span text:style-name="T3">Swift</text:span><text:span text:style-name="T5">、</text:span><text:span text:style-name="T3">Heat</text:span><text:span text:style-name="T5">、</text:span><text:span text:style-name="T3">Trove </text:span><text:span text:style-name="T5">等其他重要组件（第 </text:span><text:span text:style-name="T3">1 </text:span><text:span text:style-name="T5">周学习内容）。这与典型的 </text:span><text:span text:style-name="T3">OpenStack </text:span><text:span text:style-name="T5">入门介绍内容一致 </text:span><text:span text:style-name="T3">2</text:span><text:span text:style-name="T5">。同时，也初步引入了控制节点（</text:span><text:span text:style-name="T3">Controller Nodes</text:span><text:span text:style-name="T5">）和计算节点（</text:span><text:span text:style-name="T3">Compute Nodes</text:span><text:span text:style-name="T5">）的基本架构概念。推荐的学习资源，如官方文档的“</text:span><text:span text:style-name="T3">What is OpenStack?”</text:span><text:span text:style-name="T5">部分、入门文章和视频以及 </text:span><text:span text:style-name="T3">OpenStack </text:span><text:span text:style-name="T5">基金会（现 </text:span><text:span text:style-name="T3">OpenInfra </text:span><text:span text:style-name="T5">基金会）官网，都是标准的起点 </text:span><text:span text:style-name="T3">10</text:span><text:span text:style-name="T5">。</text:span></text:p>
          <text:p text:style-name="P9"><text:span text:style-name="T5">然而，本周的可检验成果设定为“能够清晰地向他人解释 </text:span><text:span text:style-name="T3">OpenStack...</text:span><text:span text:style-name="T5">能够描述 </text:span><text:span text:style-name="T3">OpenStack </text:span><text:span text:style-name="T5">的基本架构”，这在第一周结束时可能过于偏重理论阐述，缺乏实践性的验证环节。</text:span></text:p>
        </text:list-item>
        <text:list-item>
          <text:p text:style-name="P9"><text:span text:style-name="T3">B. </text:span><text:span text:style-name="T5">第 </text:span><text:span text:style-name="T3">2 </text:span><text:span text:style-name="T5">周：发行版选择与环境搭建</text:span></text:p>
          <text:p text:style-name="P9"><text:span text:style-name="T5">第二周介绍了常见的 </text:span><text:span text:style-name="T3">OpenStack </text:span><text:span text:style-name="T5">发行版（如 </text:span><text:span text:style-name="T3">Ubuntu Cloud Archive, RDO, DevStack, Kolla</text:span><text:span text:style-name="T5">）及其特点，并指导学习者选择安装方式，重点推荐使用 </text:span><text:span text:style-name="T3">DevStack </text:span><text:span text:style-name="T5">进行单节点快速部署（第 </text:span><text:span text:style-name="T3">2 </text:span><text:span text:style-name="T5">周学习内容）。</text:span><text:span text:style-name="T3">DevStack </text:span><text:span text:style-name="T5">确实是用于开发和测试的便捷工具 </text:span><text:span text:style-name="T3">9</text:span><text:span text:style-name="T5">。推荐资源包括官方安装文档、</text:span><text:span text:style-name="T3">DevStack </text:span><text:span text:style-name="T5">文档和 </text:span><text:span text:style-name="T3">GitHub </text:span><text:span text:style-name="T5">项目，这些都是直接相关的。</text:span></text:p>
          <text:p text:style-name="P9"><text:span text:style-name="T5">但是，在学习初期就过度依赖 </text:span><text:span text:style-name="T3">DevStack </text:span><text:span text:style-name="T5">可能带来一些潜在问题。</text:span><text:span text:style-name="T3">DevStack </text:span><text:span text:style-name="T5">的设计目标是简化开发者的测试环境搭建，它通过脚本自动化了大量的配置细节，尤其是网络部分。虽然这能让学习者快速获得一个可运行的 </text:span><text:span text:style-name="T3">OpenStack </text:span><text:span text:style-name="T5">环境，但也可能造成一种“</text:span><text:span text:style-name="T3">OpenStack </text:span><text:span text:style-name="T5">很简单”的错觉，使得学习者未能充分理解和接触到在更真实的（如多节点）环境中普遍存在的复杂性和挑战。社区论坛和讨论中，关于使用 </text:span><text:span text:style-name="T3">Kolla-Ansible </text:span><text:span text:style-name="T5">等工具进行多节点部署或手动安装时遇到的困难屡见不鲜 </text:span><text:span text:style-name="T3">8</text:span><text:span text:style-name="T5">。如果学习者对 </text:span><text:span text:style-name="T3">DevStack </text:span><text:span text:style-name="T5">所隐藏的网络配置、服务间通信设置等底层机制缺乏概念上的理解，在后续尝试更复杂的部署或进行故障排查时，可能会面临巨大的困难。一些实践教程，如 </text:span><text:span text:style-name="T3">OpenStack Cookbook</text:span><text:span text:style-name="T5">，会选择使用 </text:span><text:span text:style-name="T3">Vagrant </text:span><text:span text:style-name="T5">构建多节点环境来进行教学 </text:span><text:span text:style-name="T3">12</text:span><text:span text:style-name="T5">，这暗示了 </text:span><text:span text:style-name="T3">DevStack </text:span><text:span text:style-name="T5">可能不足以完全支撑起对 </text:span><text:span text:style-name="T3">OpenStack </text:span><text:span text:style-name="T5">实践能力的培养。因此，虽然使用 </text:span><text:span text:style-name="T3">DevStack </text:span><text:span text:style-name="T5">作为起点可以接受，但路线图应考虑补充关于多节点部署复杂性的说明，或引导学习者了解 </text:span><text:span text:style-name="T3">DevStack </text:span><text:span text:style-name="T5">脚本所执行的关键配置步骤。本周的可检验成果是成功安装 </text:span><text:span text:style-name="T3">DevStack </text:span><text:span text:style-name="T5">并能登录，这是一个具体的、可操作的目标。</text:span></text:p>
        </text:list-item>
        <text:list-item>
          <text:p text:style-name="P9"><text:span text:style-name="T3">C. </text:span><text:span text:style-name="T5">第 </text:span><text:span text:style-name="T3">3 </text:span><text:span text:style-name="T5">周：</text:span><text:span text:style-name="T3">OpenStack </text:span><text:span text:style-name="T5">命令行界面 </text:span><text:span text:style-name="T3">(CLI) </text:span><text:span text:style-name="T5">初体验</text:span></text:p>
          <text:p text:style-name="P9"><text:soft-page-break/><text:span text:style-name="T5">第三周聚焦于 </text:span><text:span text:style-name="T3">OpenStack </text:span><text:span text:style-name="T5">统一命令行工具 </text:span><text:span text:style-name="T3">(openstack </text:span><text:span text:style-name="T5">命令</text:span><text:span text:style-name="T3">) </text:span><text:span text:style-name="T5">的基本结构和常用操作，涵盖了 </text:span><text:span text:style-name="T3">Keystone</text:span><text:span text:style-name="T5">（用户、项目、角色）、</text:span><text:span text:style-name="T3">Glance</text:span><text:span text:style-name="T5">（镜像）、</text:span><text:span text:style-name="T3">Nova</text:span><text:span text:style-name="T5">（</text:span><text:span text:style-name="T3">Flavor/</text:span><text:span text:style-name="T5">实例规格）和 </text:span><text:span text:style-name="T3">Neutron</text:span><text:span text:style-name="T5">（网络、子网、路由器）等核心服务的资源管理命令（第 </text:span><text:span text:style-name="T3">3 </text:span><text:span text:style-name="T5">周学习内容）。这是掌握 </text:span><text:span text:style-name="T3">OpenStack </text:span><text:span text:style-name="T5">操作的基础。推荐的官方 </text:span><text:span text:style-name="T3">CLI </text:span><text:span text:style-name="T5">文档和教程是合适的学习材料。可以考虑补充一些 </text:span><text:span text:style-name="T3">CLI </text:span><text:span text:style-name="T5">的备忘单（</text:span><text:span text:style-name="T3">cheat sheets</text:span><text:span text:style-name="T5">）或常见命令组合示例，类似一些 </text:span><text:span text:style-name="T3">SDK </text:span><text:span text:style-name="T5">或封装库提供的示例 </text:span><text:span text:style-name="T3">14</text:span><text:span text:style-name="T5">。</text:span></text:p>
          <text:p text:style-name="P9"><text:span text:style-name="T5">本周的可检验成果要求学习者能够使用 </text:span><text:span text:style-name="T3">CLI </text:span><text:span text:style-name="T5">创建、列出和查看基本资源，这是一个非常实用且必要的技能检验点。</text:span></text:p>
        </text:list-item>
        <text:list-item>
          <text:p text:style-name="P9"><text:span text:style-name="T3">D. </text:span><text:span text:style-name="T5">第 </text:span><text:span text:style-name="T3">4 </text:span><text:span text:style-name="T5">周：</text:span><text:span text:style-name="T3">OpenStack Horizon </text:span><text:span text:style-name="T5">仪表盘使用入门</text:span></text:p>
          <text:p text:style-name="P9"><text:span text:style-name="T5">第四周转向图形界面 </text:span><text:span text:style-name="T3">Horizon</text:span><text:span text:style-name="T5">，引导学习者熟悉其面板布局和功能模块，并通过 </text:span><text:span text:style-name="T3">Horizon </text:span><text:span text:style-name="T5">完成与第三周类似的资源管理任务（用户、项目、镜像、</text:span><text:span text:style-name="T3">Flavor</text:span><text:span text:style-name="T5">、网络、子网、路由器等）（第 </text:span><text:span text:style-name="T3">4 </text:span><text:span text:style-name="T5">周学习内容）。同时，计划要求对比 </text:span><text:span text:style-name="T3">CLI </text:span><text:span text:style-name="T5">和 </text:span><text:span text:style-name="T3">Horizon </text:span><text:span text:style-name="T5">的操作方式与适用场景。推荐的官方 </text:span><text:span text:style-name="T3">Horizon </text:span><text:span text:style-name="T5">文档、教程和演示视频（如 </text:span><text:span text:style-name="T3">OpenInfra </text:span><text:span text:style-name="T5">基金会 </text:span><text:span text:style-name="T3">YouTube </text:span><text:span text:style-name="T5">频道 </text:span><text:span text:style-name="T3">15</text:span><text:span text:style-name="T5">）是有效的学习资源。</text:span><text:span text:style-name="T3">Mirantis </text:span><text:span text:style-name="T5">提供的 </text:span><text:span text:style-name="T3">Horizon </text:span><text:span text:style-name="T5">教程 </text:span><text:span text:style-name="T3">17 </text:span><text:span text:style-name="T5">虽然可能对初学者稍显深入，但揭示了 </text:span><text:span text:style-name="T3">Horizon </text:span><text:span text:style-name="T5">的内部结构，可作为进阶参考。</text:span></text:p>
          <text:p text:style-name="P9"><text:span text:style-name="T5">本周的可检验成果要求熟练使用 </text:span><text:span text:style-name="T3">Horizon </text:span><text:span text:style-name="T5">进行基本资源管理，并理解 </text:span><text:span text:style-name="T3">CLI </text:span><text:span text:style-name="T5">与 </text:span><text:span text:style-name="T3">Horizon </text:span><text:span text:style-name="T5">的侧重点差异，这是对两种主要交互方式掌握程度的合理评估。</text:span></text:p>
        </text:list-item>
        <text:list-item>
          <text:p text:style-name="P9"><text:span text:style-name="T3">E. </text:span><text:span text:style-name="T5">第一月总体评估</text:span></text:p>
          <text:p text:style-name="P9"><text:span text:style-name="T5">第一月的计划有效地覆盖了 </text:span><text:span text:style-name="T3">OpenStack </text:span><text:span text:style-name="T5">的入门基础知识，包括核心概念、主要组件以及 </text:span><text:span text:style-name="T3">CLI </text:span><text:span text:style-name="T5">和 </text:span><text:span text:style-name="T3">Horizon </text:span><text:span text:style-name="T5">两种基本操作方式。使用 </text:span><text:span text:style-name="T3">DevStack </text:span><text:span text:style-name="T5">简化了初始环境搭建，降低了入门门槛。然而，其潜在的缺点在于可能过度简化了 </text:span><text:span text:style-name="T3">OpenStack </text:span><text:span text:style-name="T5">的复杂性，尤其是在环境部署和网络方面，且理论知识的深度和整合方式可能需要加强，以支撑后续更复杂的实践学习。</text:span></text:p>
        </text:list-item>
      </text:list>
      <text:p text:style-name="P7"><text:span text:style-name="Strong_20_Emphasis"><text:span text:style-name="T3">III. </text:span></text:span><text:span text:style-name="Strong_20_Emphasis"><text:span text:style-name="T5">核心组件实践评估 </text:span></text:span><text:span text:style-name="Strong_20_Emphasis"><text:span text:style-name="T3">(</text:span></text:span><text:span text:style-name="Strong_20_Emphasis"><text:span text:style-name="T5">第二月：第 </text:span></text:span><text:span text:style-name="Strong_20_Emphasis"><text:span text:style-name="T3">5-8 </text:span></text:span><text:span text:style-name="Strong_20_Emphasis"><text:span text:style-name="T5">周</text:span></text:span><text:span text:style-name="Strong_20_Emphasis"><text:span text:style-name="T3">)</text:span></text:span></text:p>
      <text:list xml:id="list1533510118" text:style-name="L3">
        <text:list-item>
          <text:p text:style-name="P10"><text:span text:style-name="T3">A. </text:span><text:span text:style-name="T5">第 </text:span><text:span text:style-name="T3">5 </text:span><text:span text:style-name="T5">周：</text:span><text:span text:style-name="T3">Nova (</text:span><text:span text:style-name="T5">计算服务</text:span><text:span text:style-name="T3">) </text:span><text:span text:style-name="T5">实践</text:span></text:p>
          <text:p text:style-name="P10"><text:span text:style-name="T5">第五周专注于 </text:span><text:span text:style-name="T3">Nova </text:span><text:span text:style-name="T5">计算服务，实践内容包括使用 </text:span><text:span text:style-name="T3">CLI </text:span><text:span text:style-name="T5">和 </text:span><text:span text:style-name="T3">Horizon </text:span><text:span text:style-name="T5">创建虚拟机（选择镜像、</text:span><text:span text:style-name="T3">Flavor</text:span><text:span text:style-name="T5">、网络、安全组）、配置基本属性（主机名、密钥对）、通过 </text:span><text:span text:style-name="T3">SSH </text:span><text:span text:style-name="T5">连接虚拟机以及管理虚拟机的生命周期（启动、停止、重启、删除等）（第 </text:span><text:span text:style-name="T3">5 </text:span><text:span text:style-name="T5">周学习内容）。这些都是操作 </text:span><text:span text:style-name="T3">Nova </text:span><text:span text:style-name="T5">的核心和基础任务。计划中也简要提及了 </text:span><text:span text:style-name="T3">Nova </text:span><text:span text:style-name="T5">的架构概念（</text:span><text:span text:style-name="T3">Hypervisor, Compute Node</text:span><text:span text:style-name="T5">），这一点可以考虑稍微扩展，例如简述不同 </text:span><text:span text:style-name="T3">Hypervisor </text:span><text:span text:style-name="T5">的选择或计算节点的作用。推荐的官方 </text:span><text:span text:style-name="T3">Nova </text:span><text:span text:style-name="T5">文档和虚拟机创建教程是必要的。可以补充一些关于虚拟机启动失败等常见问题的基本排查思路。</text:span><text:span text:style-name="T3">Keystone </text:span><text:span text:style-name="T5">作为身份认证服务，其概念在 </text:span><text:span text:style-name="T3">18 </text:span><text:span text:style-name="T5">中有提及，对于理解如何获取访问 </text:span><text:span text:style-name="T3">Nova </text:span><text:span text:style-name="T5">服务的权限至关重要。</text:span></text:p>
          <text:p text:style-name="P10"><text:span text:style-name="T5">本周的可检验成果要求成功创建、连接并管理一台 </text:span><text:span text:style-name="T3">Linux </text:span><text:span text:style-name="T5">虚拟机的生命周期，这是对 </text:span><text:span text:style-name="T3">Nova </text:span><text:span text:style-name="T5">核心能力的有效检验。</text:span></text:p>
        </text:list-item>
        <text:list-item>
          <text:p text:style-name="P10"><text:soft-page-break/><text:span text:style-name="T3">B. </text:span><text:span text:style-name="T5">第 </text:span><text:span text:style-name="T3">6 </text:span><text:span text:style-name="T5">周：</text:span><text:span text:style-name="T3">Neutron (</text:span><text:span text:style-name="T5">网络服务</text:span><text:span text:style-name="T3">) </text:span><text:span text:style-name="T5">实践</text:span></text:p>
          <text:p text:style-name="P10"><text:span text:style-name="T5">第六周深入 </text:span><text:span text:style-name="T3">Neutron </text:span><text:span text:style-name="T5">网络服务，实践内容包括创建不同类型的网络（</text:span><text:span text:style-name="T3">Provider, Tenant, External</text:span><text:span text:style-name="T5">）、子网、路由器（实现租户网络与外部网络的连接）以及配置安全组（防火墙规则）（第 </text:span><text:span text:style-name="T3">6 </text:span><text:span text:style-name="T5">周学习内容）。计划也介绍了 </text:span><text:span text:style-name="T3">Neutron </text:span><text:span text:style-name="T5">的网络模型和关键架构概念（</text:span><text:span text:style-name="T3">Plugin, Agent</text:span><text:span text:style-name="T5">）。这些都是 </text:span><text:span text:style-name="T3">Neutron </text:span><text:span text:style-name="T5">的核心功能。</text:span></text:p>
          <text:p text:style-name="P10"><text:span text:style-name="T5">然而，</text:span><text:span text:style-name="T3">Neutron </text:span><text:span text:style-name="T5">是 </text:span><text:span text:style-name="T3">OpenStack </text:span><text:span text:style-name="T5">中公认最为复杂的组件之一，也是故障多发区 </text:span><text:span text:style-name="T3">8</text:span><text:span text:style-name="T5">（例如，该讨论中提到了提供者网络连接问题和路由器绑定错误）。路线图虽然覆盖了资源的创建，但可能在故障排查、网络连通性验证以及对不同网络后端（如 </text:span><text:span text:style-name="T3">OVN vs ML2/OVS</text:span><text:span text:style-name="T5">）的理解方面深度不足。</text:span><text:span text:style-name="T3">Neutron </text:span><text:span text:style-name="T5">的功能高度依赖底层的软件定义网络（</text:span><text:span text:style-name="T3">SDN</text:span><text:span text:style-name="T5">）技术和跨节点的 </text:span><text:span text:style-name="T3">Agent </text:span><text:span text:style-name="T5">通信 </text:span><text:span text:style-name="T3">1</text:span><text:span text:style-name="T5">。</text:span><text:span text:style-name="T3">DevStack </text:span><text:span text:style-name="T5">通常会极大地简化网络设置，而真实的多节点部署中，</text:span><text:span text:style-name="T3">Agent </text:span><text:span text:style-name="T5">配置、网络类型选择（</text:span><text:span text:style-name="T3">VLAN, VXLAN</text:span><text:span text:style-name="T5">）、与物理网络的集成等都变得至关重要 </text:span><text:span text:style-name="T3">19</text:span><text:span text:style-name="T5">。初学者经常遇到的问题，如实例无法访问外部网络、</text:span><text:span text:style-name="T3">Floating IP </text:span><text:span text:style-name="T5">不通等 </text:span><text:span text:style-name="T3">8</text:span><text:span text:style-name="T5">，在路线图的实践环节中并未得到足够的重视。仅仅创建网络元素是不够的，计划需要明确加入验证实例间、实例与外部网络连通性的步骤，并提供常见网络问题的排查指导。推荐资源中除了官方文档和教程，应考虑加入解释 </text:span><text:span text:style-name="T3">Neutron </text:span><text:span text:style-name="T5">不同后端机制（如 </text:span><text:span text:style-name="T3">ML2/OVS, OVN</text:span><text:span text:style-name="T5">）或基础故障排查指南的材料。在线课程 </text:span><text:span text:style-name="T3">1 </text:span><text:span text:style-name="T5">也可能提供更系统的讲解。</text:span></text:p>
          <text:p text:style-name="P18">本周的可检验成果要求能够创建网络、路由器和安全组，但理想情况下应包含对网络连通性的验证。</text:p>
        </text:list-item>
        <text:list-item>
          <text:p text:style-name="P10"><text:span text:style-name="T3">C. </text:span><text:span text:style-name="T5">第 </text:span><text:span text:style-name="T3">7 </text:span><text:span text:style-name="T5">周：</text:span><text:span text:style-name="T3">Cinder (</text:span><text:span text:style-name="T5">块存储服务</text:span><text:span text:style-name="T3">) </text:span><text:span text:style-name="T5">实践</text:span></text:p>
          <text:p text:style-name="P10"><text:span text:style-name="T5">第七周转向 </text:span><text:span text:style-name="T3">Cinder </text:span><text:span text:style-name="T5">块存储服务，实践内容包括创建块存储卷（</text:span><text:span text:style-name="T3">Volume</text:span><text:span text:style-name="T5">）、将卷挂载（</text:span><text:span text:style-name="T3">attach</text:span><text:span text:style-name="T5">）到虚拟机、在虚拟机内部使用挂载的磁盘、从虚拟机卸载（</text:span><text:span text:style-name="T3">detach</text:span><text:span text:style-name="T5">）卷以及创建和管理卷快照（</text:span><text:span text:style-name="T3">Snapshot</text:span><text:span text:style-name="T5">）（第 </text:span><text:span text:style-name="T3">7 </text:span><text:span text:style-name="T5">周学习内容）。这些是 </text:span><text:span text:style-name="T3">Cinder </text:span><text:span text:style-name="T5">的核心操作。计划中也介绍了 </text:span><text:span text:style-name="T3">Cinder </text:span><text:span text:style-name="T5">的概念和架构（</text:span><text:span text:style-name="T3">Volume Provider, Volume Backend</text:span><text:span text:style-name="T5">）。在此处简要提及不同的后端类型，如 </text:span><text:span text:style-name="T3">LVM</text:span><text:span text:style-name="T5">（默认）或 </text:span><text:span text:style-name="T3">Ceph 1</text:span><text:span text:style-name="T5">，将会更有益。</text:span><text:span text:style-name="T3">Ceph </text:span><text:span text:style-name="T5">作为 </text:span><text:span text:style-name="T3">Cinder </text:span><text:span text:style-name="T5">和 </text:span><text:span text:style-name="T3">Glance </text:span><text:span text:style-name="T5">的后端非常常见，但其本身的部署和管理也相当复杂 </text:span><text:span text:style-name="T3">21</text:span><text:span text:style-name="T5">。推荐的官方 </text:span><text:span text:style-name="T3">Cinder </text:span><text:span text:style-name="T5">文档、教程和基础课程 </text:span><text:span text:style-name="T3">1 </text:span><text:span text:style-name="T5">是合适的。可以补充关于不同存储后端选择考量（性能、特性）或基本性能测试方法的资源。一些厂商，如 </text:span><text:span text:style-name="T3">NetApp</text:span><text:span text:style-name="T5">，也提供了与 </text:span><text:span text:style-name="T3">Cinder </text:span><text:span text:style-name="T5">集成的特定解决方案和讨论 </text:span><text:span text:style-name="T3">22</text:span><text:span text:style-name="T5">。</text:span></text:p>
          <text:p text:style-name="P18">本周的可检验成果要求能够管理卷的完整生命周期（创建、挂载、使用、卸载）以及快照。增加一个验证步骤，确认卸载并重新挂载后数据仍然存在，可以使成果更具说服力。</text:p>
        </text:list-item>
        <text:list-item>
          <text:p text:style-name="P10"><text:span text:style-name="T3">D. </text:span><text:span text:style-name="T5">第 </text:span><text:span text:style-name="T3">8 </text:span><text:span text:style-name="T5">周：</text:span><text:span text:style-name="T3">Glance (</text:span><text:span text:style-name="T5">镜像服务</text:span><text:span text:style-name="T3">) </text:span><text:span text:style-name="T5">实践</text:span></text:p>
          <text:p text:style-name="P10"><text:span text:style-name="T5">第八周聚焦 </text:span><text:span text:style-name="T3">Glance </text:span><text:span text:style-name="T5">镜像服务，实践内容包括理解镜像格式（如 </text:span><text:span text:style-name="T3">qcow2, vmdk</text:span><text:span text:style-name="T5">）、上传和下载镜像、查看和修改镜像元数据（</text:span><text:span text:style-name="T3">Metadata</text:span><text:span text:style-name="T5">）、创建从卷启动的虚拟机（</text:span><text:span text:style-name="T3">boot-from-volume</text:span><text:span text:style-name="T5">），并简要提及了镜像定制的概念（第 </text:span><text:span text:style-name="T3">8 </text:span><text:span text:style-name="T5">周学习内容）。这些涵盖了 </text:span><text:span text:style-name="T3">Glance </text:span><text:span text:style-name="T5">的主要功能。推荐的官方 </text:span><text:span text:style-name="T3">Glance </text:span><text:span text:style-name="T5">文档、教程和基础课程 </text:span><text:span text:style-name="T3">1 </text:span><text:span text:style-name="T5">是标准的学习资源。建议补充关于如何制作自定义镜像（例如使用 </text:span><text:span text:style-name="T3">diskimage-builder </text:span><text:span text:style-name="T5">或 </text:span><text:span text:style-name="T3">Packer </text:span><text:span text:style-name="T5">等工具）的更具体指导。</text:span></text:p>
          <text:p text:style-name="P18"><text:soft-page-break/>本周的可检验成果要求能够上传自定义镜像并使用其创建虚拟机，以及修改镜像元数据。这是一个扎实的实践检验。</text:p>
        </text:list-item>
        <text:list-item>
          <text:p text:style-name="P10"><text:span text:style-name="T3">E. </text:span><text:span text:style-name="T5">第二月总体评估与核心组件覆盖总结</text:span></text:p>
          <text:p text:style-name="P10"><text:span text:style-name="T5">第二月的计划成功地将学习重点转移到 </text:span><text:span text:style-name="T3">OpenStack </text:span><text:span text:style-name="T5">的核心服务上，并通过一系列实践练习让学习者掌握了 </text:span><text:span text:style-name="T3">Nova, Neutron, Cinder, Glance </text:span><text:span text:style-name="T5">的基本操作。</text:span></text:p>
          <text:p text:style-name="P10"><text:span text:style-name="T5">然而，潜在的不足之处在于，对于 </text:span><text:span text:style-name="T3">Neutron </text:span><text:span text:style-name="T5">这样复杂且易出问题的组件，实践的深度和故障排查的覆盖可能不够。此外，对于不同后端技术（如存储后端、网络后端）的介绍也较为有限，这可能影响学习者对 </text:span><text:span text:style-name="T3">OpenStack </text:span><text:span text:style-name="T5">灵活性和实际部署选择的理解。</text:span></text:p>
          <text:p text:style-name="P10"><text:span text:style-name="Strong_20_Emphasis"><text:span text:style-name="T5">表 </text:span></text:span><text:span text:style-name="Strong_20_Emphasis"><text:span text:style-name="T3">1: </text:span></text:span><text:span text:style-name="Strong_20_Emphasis"><text:span text:style-name="T5">核心组件覆盖与实践练习评估</text:span></text:span></text:p>
        </text:list-item>
      </text:list>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text:span text:style-name="Strong_20_Emphasis"><text:span text:style-name="T5">组件</text:span></text:span></text:p>
          </table:table-cell>
          <table:table-cell table:style-name="表格1.A1" office:value-type="string">
            <text:p text:style-name="P3"><text:span text:style-name="Strong_20_Emphasis"><text:span text:style-name="T5">路线图覆盖摘要</text:span></text:span></text:p>
          </table:table-cell>
          <table:table-cell table:style-name="表格1.A1" office:value-type="string">
            <text:p text:style-name="P3"><text:span text:style-name="Strong_20_Emphasis"><text:span text:style-name="T5">实践练习</text:span></text:span></text:p>
          </table:table-cell>
          <table:table-cell table:style-name="表格1.A1" office:value-type="string">
            <text:p text:style-name="P3"><text:span text:style-name="Strong_20_Emphasis"><text:span text:style-name="T5">与真实世界用法的对齐度</text:span></text:span></text:p>
          </table:table-cell>
          <table:table-cell table:style-name="表格1.A1" office:value-type="string">
            <text:p text:style-name="P3"><text:span text:style-name="Strong_20_Emphasis"><text:span text:style-name="T5">潜在差距</text:span></text:span><text:span text:style-name="Strong_20_Emphasis"><text:span text:style-name="T3">/</text:span></text:span><text:span text:style-name="Strong_20_Emphasis"><text:span text:style-name="T5">建议</text:span></text:span></text:p>
          </table:table-cell>
        </table:table-row>
        <table:table-row>
          <table:table-cell table:style-name="表格1.A1" office:value-type="string">
            <text:p text:style-name="P3"><text:span text:style-name="Strong_20_Emphasis"><text:span text:style-name="T3">Nova (</text:span></text:span><text:span text:style-name="Strong_20_Emphasis"><text:span text:style-name="T5">计算</text:span></text:span><text:span text:style-name="Strong_20_Emphasis"><text:span text:style-name="T3">)</text:span></text:span></text:p>
          </table:table-cell>
          <table:table-cell table:style-name="表格1.A1" office:value-type="string">
            <text:p text:style-name="P2"><text:span text:style-name="T5">虚拟机创建、生命周期管理、基本配置、架构概念（</text:span><text:span text:style-name="T3">Hypervisor/Compute Node</text:span><text:span text:style-name="T5">）。</text:span></text:p>
          </table:table-cell>
          <table:table-cell table:style-name="表格1.A1" office:value-type="string">
            <text:p text:style-name="P2"><text:span text:style-name="T3">CLI/Horizon </text:span><text:span text:style-name="T5">创建</text:span><text:span text:style-name="T3">/</text:span><text:span text:style-name="T5">管理 </text:span><text:span text:style-name="T3">VM</text:span><text:span text:style-name="T5">，</text:span><text:span text:style-name="T3">SSH </text:span><text:span text:style-name="T5">访问。</text:span></text:p>
          </table:table-cell>
          <table:table-cell table:style-name="表格1.A1" office:value-type="string">
            <text:p text:style-name="P4">核心操作对齐良好。</text:p>
          </table:table-cell>
          <table:table-cell table:style-name="表格1.A1" office:value-type="string">
            <text:p text:style-name="P4">可补充常见启动失败的排查思路。</text:p>
          </table:table-cell>
        </table:table-row>
        <table:table-row>
          <table:table-cell table:style-name="表格1.A1" office:value-type="string">
            <text:p text:style-name="P3"><text:span text:style-name="Strong_20_Emphasis"><text:span text:style-name="T3">Neutron (</text:span></text:span><text:span text:style-name="Strong_20_Emphasis"><text:span text:style-name="T5">网络</text:span></text:span><text:span text:style-name="Strong_20_Emphasis"><text:span text:style-name="T3">)</text:span></text:span></text:p>
          </table:table-cell>
          <table:table-cell table:style-name="表格1.A1" office:value-type="string">
            <text:p text:style-name="P2"><text:span text:style-name="T5">网络模型（</text:span><text:span text:style-name="T3">Provider/Tenant/External</text:span><text:span text:style-name="T5">）、网络</text:span><text:span text:style-name="T3">/</text:span><text:span text:style-name="T5">子网</text:span><text:span text:style-name="T3">/</text:span><text:span text:style-name="T5">路由器</text:span><text:span text:style-name="T3">/</text:span><text:span text:style-name="T5">安全组创建、架构概念（</text:span><text:span text:style-name="T3">Plugin/Agent</text:span><text:span text:style-name="T5">）。</text:span></text:p>
          </table:table-cell>
          <table:table-cell table:style-name="表格1.A1" office:value-type="string">
            <text:p text:style-name="P2"><text:span text:style-name="T3">CLI/Horizon </text:span><text:span text:style-name="T5">创建网络资源、配置路由和安全规则。</text:span></text:p>
          </table:table-cell>
          <table:table-cell table:style-name="表格1.A1" office:value-type="string">
            <text:p text:style-name="P4">覆盖了基础创建，但与实际复杂性和故障率相比，深度不足。</text:p>
          </table:table-cell>
          <table:table-cell table:style-name="表格1.A1" office:value-type="string">
            <text:p text:style-name="P2"><text:span text:style-name="T5">严重缺乏故障排查指导和网络连通性验证环节；对不同后端（</text:span><text:span text:style-name="T3">ML2/OVS, OVN</text:span><text:span text:style-name="T5">）和高级特性（如 </text:span><text:span text:style-name="T3">DVR</text:span><text:span text:style-name="T5">）介绍不足。建议增加明确的连通性测试和基础排查步骤。</text:span></text:p>
          </table:table-cell>
        </table:table-row>
        <table:table-row>
          <table:table-cell table:style-name="表格1.A1" office:value-type="string">
            <text:p text:style-name="P3"><text:span text:style-name="Strong_20_Emphasis"><text:span text:style-name="T3">Cinder (</text:span></text:span><text:span text:style-name="Strong_20_Emphasis"><text:span text:style-name="T5">块存储</text:span></text:span><text:span text:style-name="Strong_20_Emphasis"><text:span text:style-name="T3">)</text:span></text:span></text:p>
          </table:table-cell>
          <table:table-cell table:style-name="表格1.A1" office:value-type="string">
            <text:p text:style-name="P2"><text:span text:style-name="T5">卷创建、挂载</text:span><text:span text:style-name="T3">/</text:span><text:span text:style-name="T5">卸载、快照、架构概念（</text:span><text:span text:style-name="T3">Provider/Backend</text:span><text:span text:style-name="T5">）。</text:span></text:p>
          </table:table-cell>
          <table:table-cell table:style-name="表格1.A1" office:value-type="string">
            <text:p text:style-name="P2"><text:span text:style-name="T3">CLI/Horizon </text:span><text:span text:style-name="T5">管理卷和快照，</text:span><text:span text:style-name="T3">VM </text:span><text:span text:style-name="T5">内使用卷。</text:span></text:p>
          </table:table-cell>
          <table:table-cell table:style-name="表格1.A1" office:value-type="string">
            <text:p text:style-name="P4">核心操作对齐良好。</text:p>
          </table:table-cell>
          <table:table-cell table:style-name="表格1.A1" office:value-type="string">
            <text:p text:style-name="P2"><text:span text:style-name="T5">可简要介绍不同后端（</text:span><text:span text:style-name="T3">LVM, Ceph </text:span><text:span text:style-name="T4">1</text:span><text:span text:style-name="T5">）的概念和选择考量；增加数据持久性验证。</text:span></text:p>
          </table:table-cell>
        </table:table-row>
        <table:table-row>
          <table:table-cell table:style-name="表格1.A1" office:value-type="string">
            <text:p text:style-name="P3"><text:span text:style-name="Strong_20_Emphasis"><text:span text:style-name="T3">Glance (</text:span></text:span><text:span text:style-name="Strong_20_Emphasis"><text:span text:style-name="T5">镜像</text:span></text:span><text:span text:style-name="Strong_20_Emphasis"><text:span text:style-name="T3">)</text:span></text:span></text:p>
          </table:table-cell>
          <table:table-cell table:style-name="表格1.A1" office:value-type="string">
            <text:p text:style-name="P2"><text:span text:style-name="T5">镜像格式、上传</text:span><text:span text:style-name="T3">/</text:span><text:span text:style-name="T5">下载、元数据管理、卷启动、定制概念。</text:span></text:p>
          </table:table-cell>
          <table:table-cell table:style-name="表格1.A1" office:value-type="string">
            <text:p text:style-name="P2"><text:span text:style-name="T3">CLI/Horizon </text:span><text:span text:style-name="T5">上传</text:span><text:span text:style-name="T3">/</text:span><text:span text:style-name="T5">管理镜像，使用自定义镜像创建 </text:span><text:span text:style-name="T3">VM</text:span><text:span text:style-name="T5">。</text:span></text:p>
          </table:table-cell>
          <table:table-cell table:style-name="表格1.A1" office:value-type="string">
            <text:p text:style-name="P4">核心操作对齐良好。</text:p>
          </table:table-cell>
          <table:table-cell table:style-name="表格1.A1" office:value-type="string">
            <text:p text:style-name="P2"><text:span text:style-name="T5">可补充更具体的镜像定制方法（如 </text:span><text:span text:style-name="Source_20_Text"><text:span text:style-name="T3">diskimage-builder</text:span></text:span><text:span text:style-name="T5">）。</text:span></text:p>
          </table:table-cell>
        </table:table-row>
        <table:table-row>
          <table:table-cell table:style-name="表格1.A1" office:value-type="string">
            <text:p text:style-name="P3"><text:span text:style-name="Strong_20_Emphasis"><text:span text:style-name="T3">Keystone (</text:span></text:span><text:span text:style-name="Strong_20_Emphasis"><text:span text:style-name="T5">认证</text:span></text:span><text:span text:style-name="Strong_20_Emphasis"><text:span text:style-name="T3">)</text:span></text:span></text:p>
          </table:table-cell>
          <table:table-cell table:style-name="表格1.A1" office:value-type="string">
            <text:p text:style-name="P2"><text:span text:style-name="T3">(</text:span><text:span text:style-name="T5">第 </text:span><text:span text:style-name="T3">3/4 </text:span><text:span text:style-name="T5">周隐式覆盖</text:span><text:span text:style-name="T3">) </text:span><text:span text:style-name="T5">用户、项目、角色管理概念与操作。</text:span></text:p>
          </table:table-cell>
          <table:table-cell table:style-name="表格1.A1" office:value-type="string">
            <text:p text:style-name="P2"><text:span text:style-name="T3">CLI/Horizon </text:span><text:span text:style-name="T5">创建</text:span><text:span text:style-name="T3">/</text:span><text:span text:style-name="T5">管理用</text:span><text:soft-page-break/><text:span text:style-name="T5">户、项目。</text:span></text:p>
          </table:table-cell>
          <table:table-cell table:style-name="表格1.A1" office:value-type="string">
            <text:p text:style-name="P4">基础管理操作对齐。</text:p>
          </table:table-cell>
          <table:table-cell table:style-name="表格1.A1" office:value-type="string">
            <text:p text:style-name="P2"><text:span text:style-name="T5">对 </text:span><text:span text:style-name="T3">Token </text:span><text:span text:style-name="T5">机制 </text:span><text:span text:style-name="T4">7</text:span><text:span text:style-name="T5">、服务目录、</text:span><text:span text:style-name="T3">Endpoint </text:span><text:span text:style-name="T5">等概念的理论解释</text:span><text:soft-page-break/><text:span text:style-name="T5">需贯穿始终。</text:span></text:p>
          </table:table-cell>
        </table:table-row>
        <table:table-row>
          <table:table-cell table:style-name="表格1.A1" office:value-type="string">
            <text:p text:style-name="P3"><text:span text:style-name="Strong_20_Emphasis"><text:span text:style-name="T3">Horizon (</text:span></text:span><text:span text:style-name="Strong_20_Emphasis"><text:span text:style-name="T5">仪表盘</text:span></text:span><text:span text:style-name="Strong_20_Emphasis"><text:span text:style-name="T3">)</text:span></text:span></text:p>
          </table:table-cell>
          <table:table-cell table:style-name="表格1.A1" office:value-type="string">
            <text:p text:style-name="P2"><text:span text:style-name="T3">(</text:span><text:span text:style-name="T5">第 </text:span><text:span text:style-name="T3">4 </text:span><text:span text:style-name="T5">周覆盖</text:span><text:span text:style-name="T3">) </text:span><text:span text:style-name="T5">界面导览，通过 </text:span><text:span text:style-name="T3">GUI </text:span><text:span text:style-name="T5">管理核心资源。</text:span></text:p>
          </table:table-cell>
          <table:table-cell table:style-name="表格1.A1" office:value-type="string">
            <text:p text:style-name="P2"><text:span text:style-name="T5">使用 </text:span><text:span text:style-name="T3">Horizon </text:span><text:span text:style-name="T5">完成 </text:span><text:span text:style-name="T3">Nova, Neutron, Cinder, Glance, Keystone </text:span><text:span text:style-name="T5">的基本操作。</text:span></text:p>
          </table:table-cell>
          <table:table-cell table:style-name="表格1.A1" office:value-type="string">
            <text:p text:style-name="P4">作为管理入口之一，对齐良好。</text:p>
          </table:table-cell>
          <table:table-cell table:style-name="表格1.A1" office:value-type="string">
            <text:p text:style-name="P5"/>
          </table:table-cell>
        </table:table-row>
      </table:table>
      <text:p text:style-name="P7"><text:span text:style-name="Strong_20_Emphasis"><text:span text:style-name="T3">IV. </text:span></text:span><text:span text:style-name="Strong_20_Emphasis"><text:span text:style-name="T5">高级主题与应用构建评估 </text:span></text:span><text:span text:style-name="Strong_20_Emphasis"><text:span text:style-name="T3">(</text:span></text:span><text:span text:style-name="Strong_20_Emphasis"><text:span text:style-name="T5">第三月：第 </text:span></text:span><text:span text:style-name="Strong_20_Emphasis"><text:span text:style-name="T3">9-12 </text:span></text:span><text:span text:style-name="Strong_20_Emphasis"><text:span text:style-name="T5">周</text:span></text:span><text:span text:style-name="Strong_20_Emphasis"><text:span text:style-name="T3">)</text:span></text:span></text:p>
      <text:list xml:id="list4260072500" text:style-name="L4">
        <text:list-item>
          <text:p text:style-name="P11"><text:span text:style-name="T3">A. </text:span><text:span text:style-name="T5">第 </text:span><text:span text:style-name="T3">9 </text:span><text:span text:style-name="T5">周：</text:span><text:span text:style-name="T3">Heat (</text:span><text:span text:style-name="T5">编排服务</text:span><text:span text:style-name="T3">) </text:span><text:span text:style-name="T5">初探</text:span></text:p>
          <text:p text:style-name="P11"><text:span text:style-name="T5">第九周介绍了 </text:span><text:span text:style-name="T3">Heat </text:span><text:span text:style-name="T5">编排服务，涵盖了其基本概念（基础设施即代码 </text:span><text:span text:style-name="T3">IaC</text:span><text:span text:style-name="T5">、模板</text:span><text:span text:style-name="T3">/YAML</text:span><text:span text:style-name="T5">、栈 </text:span><text:span text:style-name="T3">Stack</text:span><text:span text:style-name="T5">、资源</text:span><text:span text:style-name="T3">/</text:span><text:span text:style-name="T5">属性）并通过实践部署一个只包含单个虚拟机的简单 </text:span><text:span text:style-name="T3">Heat </text:span><text:span text:style-name="T5">栈（第 </text:span><text:span text:style-name="T3">9 </text:span><text:span text:style-name="T5">周学习内容）。这为学习者提供了 </text:span><text:span text:style-name="T3">Heat </text:span><text:span text:style-name="T5">的初步印象。推荐的官方 </text:span><text:span text:style-name="T3">Heat </text:span><text:span text:style-name="T5">文档、教程、基础课程 </text:span><text:span text:style-name="T3">1 </text:span><text:span text:style-name="T5">以及 </text:span><text:span text:style-name="T3">Heat </text:span><text:span text:style-name="T5">模板示例库 </text:span><text:span text:style-name="T3">10 </text:span><text:span text:style-name="T5">是合适的入门资源。</text:span></text:p>
          <text:p text:style-name="P11"><text:span text:style-name="T5">然而，仅仅使用一个只包含单个虚拟机的模板来介绍 </text:span><text:span text:style-name="T3">Heat</text:span><text:span text:style-name="T5">，可能未能充分展示其真正的价值和能力，也未能为后续更复杂的应用场景（如第 </text:span><text:span text:style-name="T3">11 </text:span><text:span text:style-name="T5">周的项目）打下坚实基础。</text:span><text:span text:style-name="T3">Heat </text:span><text:span text:style-name="T5">的核心优势在于能够定义和管理包含多个相互关联资源（如虚拟机、网络、子网、安全组、卷、浮动 </text:span><text:span text:style-name="T3">IP </text:span><text:span text:style-name="T5">等）的复杂应用的整个生命周期 </text:span><text:span text:style-name="T3">10</text:span><text:span text:style-name="T5">。单虚拟机示例几乎没有触及 </text:span><text:span text:style-name="T3">Heat </text:span><text:span text:style-name="T5">模板更丰富的语法特性，例如参数（</text:span><text:span text:style-name="T3">Parameters</text:span><text:span text:style-name="T5">）、输出（</text:span><text:span text:style-name="T3">Outputs</text:span><text:span text:style-name="T5">）、资源间的依赖关系（</text:span><text:span text:style-name="T3">DependsOn</text:span><text:span text:style-name="T5">）以及软件配置（</text:span><text:span text:style-name="T3">Software Configuration</text:span><text:span text:style-name="T5">）等。后续第 </text:span><text:span text:style-name="T3">11 </text:span><text:span text:style-name="T5">周的项目涉及多组件应用，但该周却将 </text:span><text:span text:style-name="T3">Heat </text:span><text:span text:style-name="T5">的使用列为可选。如果在第 </text:span><text:span text:style-name="T3">9 </text:span><text:span text:style-name="T5">周引入一个稍微复杂一些的 </text:span><text:span text:style-name="T3">Heat </text:span><text:span text:style-name="T5">模板，例如定义一个包含虚拟机、挂载的 </text:span><text:span text:style-name="T3">Cinder </text:span><text:span text:style-name="T5">卷以及分配的浮动 </text:span><text:span text:style-name="T3">IP </text:span><text:span text:style-name="T5">的栈，将能提供更好的学习铺垫，更有效地桥接到第 </text:span><text:span text:style-name="T3">11 </text:span><text:span text:style-name="T5">周的应用部署任务。</text:span></text:p>
          <text:p text:style-name="P11"><text:span text:style-name="T5">本周的可检验成果是编写并部署一个简单的单虚拟机 </text:span><text:span text:style-name="T3">Heat </text:span><text:span text:style-name="T5">栈，这是一个合理的起点，但其局限性也显而易见。</text:span></text:p>
        </text:list-item>
        <text:list-item>
          <text:p text:style-name="P11"><text:span text:style-name="T3">B. </text:span><text:span text:style-name="T5">第 </text:span><text:span text:style-name="T3">10 </text:span><text:span text:style-name="T5">周：使用 </text:span><text:span text:style-name="T3">OpenStack </text:span><text:span text:style-name="T5">部署容器化应用 </text:span><text:span text:style-name="T3">(</text:span><text:span text:style-name="T5">可选</text:span><text:span text:style-name="T3">)</text:span></text:p>
          <text:p text:style-name="P11"><text:span text:style-name="T5">第十周作为一个可选模块，介绍了如何在 </text:span><text:span text:style-name="T3">OpenStack </text:span><text:span text:style-name="T5">环境中部署和管理 </text:span><text:span text:style-name="T3">Docker </text:span><text:span text:style-name="T5">容器，包括在虚拟机中安装 </text:span><text:span text:style-name="T3">Docker</text:span><text:span text:style-name="T5">、基本容器操作，并提及了 </text:span><text:span text:style-name="T3">OpenStack Magnum </text:span><text:span text:style-name="T5">项目（提供容器编排引擎如 </text:span><text:span text:style-name="T3">Kubernetes on OpenStack</text:span><text:span text:style-name="T5">）（第 </text:span><text:span text:style-name="T3">10 </text:span><text:span text:style-name="T5">周学习内容）。考虑到容器化和 </text:span><text:span text:style-name="T3">Kubernetes </text:span><text:span text:style-name="T5">在现代云计算中的重要性 </text:span><text:span text:style-name="T3">5</text:span><text:span text:style-name="T5">（</text:span><text:span text:style-name="T3">OpenStack </text:span><text:span text:style-name="T5">自身也有 </text:span><text:span text:style-name="T3">Zun </text:span><text:span text:style-name="T5">项目用于容器管理 </text:span><text:span text:style-name="T3">14</text:span><text:span text:style-name="T5">），在路线图中包含这部分内容是明智的。推荐的 </text:span><text:span text:style-name="T3">Docker </text:span><text:span text:style-name="T5">和 </text:span><text:span text:style-name="T3">Magnum </text:span><text:span text:style-name="T5">文档以及相关的 </text:span><text:span text:style-name="T3">GitHub </text:span><text:span text:style-name="T5">项目是相关资源。</text:span></text:p>
          <text:p text:style-name="P11"><text:span text:style-name="T5">然而，将此模块设为“可选”可能是一个值得商榷的决定。</text:span><text:span text:style-name="T3">OpenStack </text:span><text:span text:style-name="T5">越来越多地被用作部署 </text:span><text:span text:style-name="T3">Kubernetes </text:span><text:span text:style-name="T5">等容器平台的底层基础设施（</text:span><text:span text:style-name="T3">IaaS</text:span><text:span text:style-name="T5">）</text:span><text:span text:style-name="T3">14</text:span><text:span text:style-name="T5">。许多云相关的职位要求同时掌握 </text:span><text:soft-page-break/><text:span text:style-name="T3">OpenStack </text:span><text:span text:style-name="T5">和 </text:span><text:span text:style-name="T3">Kubernetes </text:span><text:span text:style-name="T5">的技能 </text:span><text:span text:style-name="T3">5</text:span><text:span text:style-name="T5">。</text:span><text:span text:style-name="T3">OpenInfra </text:span><text:span text:style-name="T5">基金会支持的许多项目，如 </text:span><text:span text:style-name="T3">OpenInfra Labs, Airship, StarlingX </text:span><text:span text:style-name="T5">等，也常涉及在 </text:span><text:span text:style-name="T3">OpenStack </text:span><text:span text:style-name="T5">上运行容器化工作负载 </text:span><text:span text:style-name="T3">24</text:span><text:span text:style-name="T5">。将其设为可选且放在较后的阶段，可能无法充分反映容器编排与 </text:span><text:span text:style-name="T3">OpenStack </text:span><text:span text:style-name="T5">集成的日益增长的重要性，导致学习者对这种常见的组合应用场景准备不足。虽然深入学习 </text:span><text:span text:style-name="T3">Kubernetes </text:span><text:span text:style-name="T5">可能超出了本路线图的范围，但提供一个非可选的、更早的介绍，说明 </text:span><text:span text:style-name="T3">OpenStack </text:span><text:span text:style-name="T5">如何为容器提供基础设施，可能会更有价值。</text:span></text:p>
          <text:p text:style-name="P11"><text:span text:style-name="T5">本周的可检验成果是能在 </text:span><text:span text:style-name="T3">OpenStack </text:span><text:span text:style-name="T5">虚拟机中运行 </text:span><text:span text:style-name="T3">Docker </text:span><text:span text:style-name="T5">容器，这是一个基础目标。如果学习者选择深入 </text:span><text:span text:style-name="T3">Magnum</text:span><text:span text:style-name="T5">，那么创建并连接到 </text:span><text:span text:style-name="T3">Kubernetes </text:span><text:span text:style-name="T5">集群将是一个更显著的成果。</text:span></text:p>
        </text:list-item>
        <text:list-item>
          <text:p text:style-name="P11"><text:span text:style-name="T3">C. </text:span><text:span text:style-name="T5">第 </text:span><text:span text:style-name="T3">11 </text:span><text:span text:style-name="T5">周：构建简单分布式应用 </text:span><text:span text:style-name="T3">(</text:span><text:span text:style-name="T5">基于 </text:span><text:span text:style-name="T3">OpenStack)</text:span></text:p>
          <text:p text:style-name="P11"><text:span text:style-name="T5">第十一周是一个综合性的实践项目，要求学习者将在前几周学到的知识应用于实践，设计并部署一个包含 </text:span><text:span text:style-name="T3">2-3 </text:span><text:span text:style-name="T5">个组件的简单分布式应用（例如，</text:span><text:span text:style-name="T3">Web </text:span><text:span text:style-name="T5">前端 </text:span><text:span text:style-name="T3">+ </text:span><text:span text:style-name="T5">应用后端 </text:span><text:span text:style-name="T3">+ </text:span><text:span text:style-name="T5">数据库）。这涉及到为各组件创建虚拟机或容器，使用 </text:span><text:span text:style-name="T3">Neutron </text:span><text:span text:style-name="T5">配置网络连接，使用 </text:span><text:span text:style-name="T3">Cinder </text:span><text:span text:style-name="T5">提供持久化存储，并可选地使用 </text:span><text:span text:style-name="T3">Heat </text:span><text:span text:style-name="T5">实现自动化部署（第 </text:span><text:span text:style-name="T3">11 </text:span><text:span text:style-name="T5">周学习内容）。这是一个非常有价值的练习，能够检验学习者整合运用 </text:span><text:span text:style-name="T3">OpenStack </text:span><text:span text:style-name="T5">各核心服务的能力。推荐的学习资源主要是回顾前几周的内容和搜索部署案例。建议将 </text:span><text:span text:style-name="T3">Heat </text:span><text:span text:style-name="T5">自动化部署从“可选”提升为“强烈推荐”，以更好地体现 </text:span><text:span text:style-name="T3">IaC </text:span><text:span text:style-name="T5">的实践价值。</text:span></text:p>
          <text:p text:style-name="P19">本周的可检验成果是成功部署一个能够正常工作的简单分布式应用，各组件能够通信和协同，这是对学习成果的有效综合检验。</text:p>
        </text:list-item>
        <text:list-item>
          <text:p text:style-name="P11"><text:span text:style-name="T3">D. </text:span><text:span text:style-name="T5">第 </text:span><text:span text:style-name="T3">12 </text:span><text:span text:style-name="T5">周：</text:span><text:span text:style-name="T3">OpenStack </text:span><text:span text:style-name="T5">进阶与未来展望</text:span></text:p>
          <text:p text:style-name="P11"><text:span text:style-name="T5">第十二周作为收尾，介绍了 </text:span><text:span text:style-name="T3">OpenStack </text:span><text:span text:style-name="T5">的更多组件（如 </text:span><text:span text:style-name="T3">Swift </text:span><text:span text:style-name="T5">对象存储、</text:span><text:span text:style-name="T3">Trove </text:span><text:span text:style-name="T5">数据库即服务、</text:span><text:span text:style-name="T3">Designate DNS </text:span><text:span text:style-name="T5">即服务）、高级网络特性（如 </text:span><text:span text:style-name="T3">LBaaS </text:span><text:span text:style-name="T5">负载均衡即服务 </text:span><text:span text:style-name="T3">- </text:span><text:span text:style-name="T5">由 </text:span><text:span text:style-name="T3">Octavia </text:span><text:span text:style-name="T5">项目提供 </text:span><text:span text:style-name="T3">14</text:span><text:span text:style-name="T5">、</text:span><text:span text:style-name="T3">FaaS </text:span><text:span text:style-name="T5">防火墙即服务）、监控和日志管理的概念、参与 </text:span><text:span text:style-name="T3">OpenStack </text:span><text:span text:style-name="T5">社区的方式（邮件列表、</text:span><text:span text:style-name="T3">IRC</text:span><text:span text:style-name="T5">、论坛、会议 </text:span><text:span text:style-name="T3">23</text:span><text:span text:style-name="T5">）以及相关的认证（如 </text:span><text:span text:style-name="T3">COA - Certified OpenStack Administrator 3</text:span><text:span text:style-name="T5">）（第 </text:span><text:span text:style-name="T3">12 </text:span><text:span text:style-name="T5">周学习内容）。推荐的资源包括官方文档的“更多项目”部分、</text:span><text:span text:style-name="T3">OpenInfra </text:span><text:span text:style-name="T5">基金会网站 </text:span><text:span text:style-name="T3">23 </text:span><text:span text:style-name="T5">和 </text:span><text:span text:style-name="T3">COA </text:span><text:span text:style-name="T5">认证官网。</text:span></text:p>
          <text:p text:style-name="P19">本周的可检验成果设定为对高级特性、应用场景、社区参与途径和认证有所了解，这对于一个入门路线图的结尾是合适的。</text:p>
        </text:list-item>
        <text:list-item>
          <text:p text:style-name="P11"><text:span text:style-name="T3">E. </text:span><text:span text:style-name="T5">第三月总体评估</text:span></text:p>
          <text:p text:style-name="P11"><text:span text:style-name="T5">第三月的计划通过引入编排、可选的容器化、一个综合应用项目以及对未来学习方向的展望，扩展了学习者的视野。其优点在于尝试将前面学习的独立组件知识整合起来，并触及了更高级的主题。然而，</text:span><text:span text:style-name="T3">Heat </text:span><text:span text:style-name="T5">的介绍可能过于基础，容器化的可选地位可能低估了其重要性，而其他高级特性仅是浅尝辄止。综合项目是亮点，但可以更强调自动化部署。</text:span></text:p>
        </text:list-item>
      </text:list>
      <text:p text:style-name="P7"><text:span text:style-name="Strong_20_Emphasis"><text:span text:style-name="T3">V. </text:span></text:span><text:span text:style-name="Strong_20_Emphasis"><text:span text:style-name="T5">学习资源与社区整合评估</text:span></text:span></text:p>
      <text:list xml:id="list4126954522" text:style-name="L5">
        <text:list-item>
          <text:p text:style-name="P12"><text:span text:style-name="T3">A. </text:span><text:span text:style-name="T5">推荐资源评估</text:span></text:p>
          <text:p text:style-name="P12"><text:soft-page-break/><text:span text:style-name="T5">路线图中为每周推荐的学习资源主要包括 </text:span><text:span text:style-name="T3">OpenStack </text:span><text:span text:style-name="T5">官方文档、一些入门教程和相关的 </text:span><text:span text:style-name="T3">GitHub </text:span><text:span text:style-name="T5">项目（如 </text:span><text:span text:style-name="T3">DevStack</text:span><text:span text:style-name="T5">）。这些资源是权威且必要的起点 </text:span><text:span text:style-name="T3">10</text:span><text:span text:style-name="T5">。官方文档是理解各个项目细节的基础。</text:span></text:p>
          <text:p text:style-name="P12"><text:span text:style-name="T5">然而，这些资源可能不足以满足学习者在深入理解、问题排查和掌握最佳实践方面的需求。官方文档虽然全面，但有时对于初学者来说可能过于庞杂或缺乏引导性。路线图中缺少对结构化在线课程、专门的故障排查指南、对 </text:span><text:span text:style-name="T3">Neutron </text:span><text:span text:style-name="T5">等复杂组件的深入剖析材料以及运维最佳实践（如 </text:span><text:span text:style-name="T3">OpenStack Operations Guide 19</text:span><text:span text:style-name="T5">）的推荐。</text:span></text:p>
        </text:list-item>
        <text:list-item>
          <text:p text:style-name="P12"><text:span text:style-name="T3">B. </text:span><text:span text:style-name="T5">补充高质量学习资源</text:span></text:p>
          <text:p text:style-name="P20">为了弥补路线图在资源推荐上的不足，建议引入以下类型的补充资源：</text:p>
          <text:list>
            <text:list-item>
              <text:p text:style-name="P12"><text:span text:style-name="Strong_20_Emphasis"><text:span text:style-name="T5">在线课程</text:span></text:span><text:span text:style-name="Strong_20_Emphasis"><text:span text:style-name="T3">:</text:span></text:span><text:span text:style-name="T3"> </text:span><text:span text:style-name="T5">多个平台提供结构化的 </text:span><text:span text:style-name="T3">OpenStack </text:span><text:span text:style-name="T5">课程，通常包含视频讲解、演示和动手实验环境，并且很多课程以 </text:span><text:span text:style-name="T3">COA </text:span><text:span text:style-name="T5">认证备考为导向 </text:span><text:span text:style-name="T4">2</text:span><text:span text:style-name="T5">。例如 </text:span><text:span text:style-name="T3">Udemy </text:span><text:span text:style-name="T4">1</text:span><text:span text:style-name="T5">、</text:span><text:span text:style-name="T3">edX</text:span><text:span text:style-name="T5">（与 </text:span><text:span text:style-name="T3">Linux </text:span><text:span text:style-name="T5">基金会合作的课程 </text:span><text:span text:style-name="T4">5</text:span><text:span text:style-name="T5">）、</text:span><text:span text:style-name="T3">Coursera </text:span><text:span text:style-name="T4">20</text:span><text:span text:style-name="T3"> </text:span><text:span text:style-name="T5">以及 </text:span><text:span text:style-name="T3">Linux </text:span><text:span text:style-name="T5">基金会自身 </text:span><text:span text:style-name="T4">9</text:span><text:span text:style-name="T3"> </text:span><text:span text:style-name="T5">都有相关课程。选择评分高、评论好的课程可以提供更系统的学习路径。 </text:span></text:p>
            </text:list-item>
            <text:list-item>
              <text:p text:style-name="P12"><text:span text:style-name="Strong_20_Emphasis"><text:span text:style-name="T5">动手实验环境</text:span></text:span><text:span text:style-name="Strong_20_Emphasis"><text:span text:style-name="T3">/</text:span></text:span><text:span text:style-name="Strong_20_Emphasis"><text:span text:style-name="T5">工具</text:span></text:span><text:span text:style-name="Strong_20_Emphasis"><text:span text:style-name="T3">:</text:span></text:span><text:span text:style-name="T3"> </text:span><text:span text:style-name="T5">除了 </text:span><text:span text:style-name="T3">DevStack</text:span><text:span text:style-name="T5">，应鼓励学习者了解或尝试更接近生产环境的部署工具，如 </text:span><text:span text:style-name="T3">Kolla-Ansible </text:span><text:span text:style-name="T4">8</text:span><text:span text:style-name="T5">，或者使用预构建的多节点实验环境，例如基于 </text:span><text:span text:style-name="T3">Vagrant </text:span><text:span text:style-name="T5">和 </text:span><text:span text:style-name="T3">VirtualBox </text:span><text:span text:style-name="T5">的 </text:span><text:span text:style-name="T3">OpenStack Cookbook </text:span><text:span text:style-name="T5">环境 </text:span><text:span text:style-name="T4">12</text:span><text:span text:style-name="T5">，这有助于更早地接触和理解多节点部署的复杂性。 </text:span></text:p>
            </text:list-item>
            <text:list-item>
              <text:p text:style-name="P12"><text:span text:style-name="Strong_20_Emphasis"><text:span text:style-name="T5">社区资源</text:span></text:span><text:span text:style-name="Strong_20_Emphasis"><text:span text:style-name="T3">:</text:span></text:span><text:span text:style-name="T3"> </text:span><text:span text:style-name="T5">明确指出活跃的社区支持渠道至关重要。这包括 </text:span><text:span text:style-name="Source_20_Text"><text:span text:style-name="T3">openstack-discuss</text:span></text:span><text:span text:style-name="T3"> </text:span><text:span text:style-name="T5">邮件列表（尽管 </text:span><text:span text:style-name="Source_20_Text"><text:span text:style-name="T3">ask.openstack.org</text:span></text:span><text:span text:style-name="T3"> </text:span><text:span text:style-name="T5">已关闭，邮件列表依然活跃 </text:span><text:span text:style-name="T4">30</text:span><text:span text:style-name="T5">）、</text:span><text:span text:style-name="T3">Stack Overflow (</text:span><text:span text:style-name="T5">代码问题</text:span><text:span text:style-name="T3">) </text:span><text:span text:style-name="T5">和 </text:span><text:span text:style-name="T3">Server Fault (</text:span><text:span text:style-name="T5">运维问题</text:span><text:span text:style-name="T3">) </text:span><text:span text:style-name="T4">30</text:span><text:span text:style-name="T5">、相关的 </text:span><text:span text:style-name="T3">Reddit </text:span><text:span text:style-name="T5">子版块 </text:span><text:span text:style-name="T3">(</text:span><text:span text:style-name="T5">如 </text:span><text:span text:style-name="T3">r/openstack </text:span><text:span text:style-name="T4">8</text:span><text:span text:style-name="T3">)</text:span><text:span text:style-name="T5">、</text:span><text:span text:style-name="T3">OpenInfra </text:span><text:span text:style-name="T5">基金会的资源（官网、</text:span><text:span text:style-name="T3">YouTube </text:span><text:span text:style-name="T5">频道、活动信息 </text:span><text:span text:style-name="T4">15</text:span><text:span text:style-name="T5">）以及可能的厂商特定论坛（如 </text:span><text:span text:style-name="T3">NetApp </text:span><text:span text:style-name="T4">22</text:span><text:span text:style-name="T3">, Red Hat </text:span><text:span text:style-name="T4">33</text:span><text:span text:style-name="T5">）。还应提及 </text:span><text:span text:style-name="T3">OpenInfra </text:span><text:span text:style-name="T5">峰会上的 </text:span><text:span text:style-name="T3">Forum </text:span><text:span text:style-name="T5">环节，这是进行战略讨论和设计反馈的重要场所 </text:span><text:span text:style-name="T4">26</text:span><text:span text:style-name="T5">。 </text:span></text:p>
            </text:list-item>
            <text:list-item>
              <text:p text:style-name="P12"><text:span text:style-name="Strong_20_Emphasis"><text:span text:style-name="T5">深度指南</text:span></text:span><text:span text:style-name="Strong_20_Emphasis"><text:span text:style-name="T3">/</text:span></text:span><text:span text:style-name="Strong_20_Emphasis"><text:span text:style-name="T5">代码库</text:span></text:span><text:span text:style-name="Strong_20_Emphasis"><text:span text:style-name="T3">:</text:span></text:span><text:span text:style-name="T3"> </text:span><text:span text:style-name="T5">鼓励学习者深入阅读特定项目的官方文档 </text:span><text:span text:style-name="T4">10</text:span><text:span text:style-name="T5">，特别是 </text:span><text:span text:style-name="T3">OpenStack Operations Guide </text:span><text:span text:style-name="T4">19</text:span><text:span text:style-name="T3"> </text:span><text:span text:style-name="T5">对运维人员非常有价值。此外，可以参考一些优秀的 </text:span><text:span text:style-name="T3">GitHub </text:span><text:span text:style-name="T5">教程库 </text:span><text:span text:style-name="T4">14</text:span><text:span text:style-name="T3"> </text:span><text:span text:style-name="T5">或资源聚合列表（如 </text:span><text:span text:style-name="T3">Awesome OpenStack </text:span><text:span text:style-name="T4">10</text:span><text:span text:style-name="T5">）。 </text:span></text:p>
            </text:list-item>
          </text:list>
          <text:p text:style-name="P12"><text:span text:style-name="Strong_20_Emphasis"><text:span text:style-name="T5">表 </text:span></text:span><text:span text:style-name="Strong_20_Emphasis"><text:span text:style-name="T3">2: </text:span></text:span><text:span text:style-name="Strong_20_Emphasis"><text:span text:style-name="T5">路线图资源与补充推荐资源对比</text:span></text:span></text:p>
        </text:list-item>
      </text:list>
      <table:table table:name="表格2" table:style-name="表格2">
        <table:table-column table:style-name="表格2.A"/>
        <table:table-column table:style-name="表格2.B"/>
        <table:table-column table:style-name="表格2.C"/>
        <table:table-column table:style-name="表格2.D"/>
        <table:table-row>
          <table:table-cell table:style-name="表格2.A1" office:value-type="string">
            <text:p text:style-name="P3"><text:span text:style-name="Strong_20_Emphasis"><text:span text:style-name="T5">资源类型</text:span></text:span></text:p>
          </table:table-cell>
          <table:table-cell table:style-name="表格2.A1" office:value-type="string">
            <text:p text:style-name="P3"><text:span text:style-name="Strong_20_Emphasis"><text:span text:style-name="T5">路线图推荐</text:span></text:span></text:p>
          </table:table-cell>
          <table:table-cell table:style-name="表格2.A1" office:value-type="string">
            <text:p text:style-name="P3"><text:span text:style-name="Strong_20_Emphasis"><text:span text:style-name="T5">补充高质量资源建议</text:span></text:span></text:p>
          </table:table-cell>
          <table:table-cell table:style-name="表格2.A1" office:value-type="string">
            <text:p text:style-name="P3"><text:span text:style-name="Strong_20_Emphasis"><text:span text:style-name="T5">价值补充说明</text:span></text:span></text:p>
          </table:table-cell>
        </table:table-row>
        <table:table-row>
          <table:table-cell table:style-name="表格2.A1" office:value-type="string">
            <text:p text:style-name="P3"><text:span text:style-name="Strong_20_Emphasis"><text:span text:style-name="T5">官方文档</text:span></text:span></text:p>
          </table:table-cell>
          <table:table-cell table:style-name="表格2.A1" office:value-type="string">
            <text:p text:style-name="P2"><text:span text:style-name="T3">OpenStack </text:span><text:span text:style-name="T5">各项目文档</text:span><text:span text:style-name="T3">, DevStack </text:span><text:span text:style-name="T5">文档</text:span></text:p>
          </table:table-cell>
          <table:table-cell table:style-name="表格2.A1" office:value-type="string">
            <text:p text:style-name="P2"><text:span text:style-name="T5">深入阅读特定项目文档</text:span><text:span text:style-name="T3">, OpenStack Operations Guide </text:span><text:span text:style-name="T4">19</text:span><text:span text:style-name="T3">, OpenStack Contributor Guide </text:span><text:span text:style-name="T4">37</text:span></text:p>
          </table:table-cell>
          <table:table-cell table:style-name="表格2.A1" office:value-type="string">
            <text:p text:style-name="P4">提供运维视角、贡献指南和更深层次的技术细节。</text:p>
          </table:table-cell>
        </table:table-row>
        <table:table-row>
          <table:table-cell table:style-name="表格2.A1" office:value-type="string">
            <text:p text:style-name="P3"><text:span text:style-name="Strong_20_Emphasis"><text:span text:style-name="T5">在线课程</text:span></text:span></text:p>
          </table:table-cell>
          <table:table-cell table:style-name="表格2.A1" office:value-type="string">
            <text:p text:style-name="P4">未明确推荐</text:p>
          </table:table-cell>
          <table:table-cell table:style-name="表格2.A1" office:value-type="string">
            <text:p text:style-name="P2"><text:span text:style-name="T3">Udemy </text:span><text:span text:style-name="T4">1</text:span><text:span text:style-name="T3">, edX/Linux Foundation </text:span><text:span text:style-name="T4">9</text:span><text:span text:style-name="T3">, Coursera </text:span><text:span text:style-name="T4">20</text:span><text:span text:style-name="T3"> </text:span><text:span text:style-name="T5">上的高评价课程</text:span></text:p>
          </table:table-cell>
          <table:table-cell table:style-name="表格2.A1" office:value-type="string">
            <text:p text:style-name="P2"><text:span text:style-name="T5">提供结构化学习路径、视频讲解、通常包含实验环</text:span><text:soft-page-break/><text:span text:style-name="T5">境和 </text:span><text:span text:style-name="T3">COA </text:span><text:span text:style-name="T5">备考内容 </text:span><text:span text:style-name="T4">3</text:span><text:span text:style-name="T5">。</text:span></text:p>
          </table:table-cell>
        </table:table-row>
        <table:table-row>
          <table:table-cell table:style-name="表格2.A1" office:value-type="string">
            <text:p text:style-name="P3"><text:span text:style-name="Strong_20_Emphasis"><text:span text:style-name="T5">动手实验环境</text:span></text:span></text:p>
          </table:table-cell>
          <table:table-cell table:style-name="表格2.A1" office:value-type="string">
            <text:p text:style-name="P6">DevStack <text:span text:style-name="T6">9</text:span></text:p>
          </table:table-cell>
          <table:table-cell table:style-name="表格2.A1" office:value-type="string">
            <text:p text:style-name="P2"><text:span text:style-name="T3">Kolla-Ansible </text:span><text:span text:style-name="T4">8</text:span><text:span text:style-name="T3">, OpenStack Cookbook (Vagrant) </text:span><text:span text:style-name="T4">12</text:span><text:span text:style-name="T3">, </text:span><text:span text:style-name="T5">其他多节点部署教程</text:span></text:p>
          </table:table-cell>
          <table:table-cell table:style-name="表格2.A1" office:value-type="string">
            <text:p text:style-name="P2"><text:span text:style-name="T5">提供更接近真实部署的实践体验，暴露 </text:span><text:span text:style-name="T3">DevStack </text:span><text:span text:style-name="T5">隐藏的复杂性。</text:span></text:p>
          </table:table-cell>
        </table:table-row>
        <table:table-row>
          <table:table-cell table:style-name="表格2.A1" office:value-type="string">
            <text:p text:style-name="P3"><text:span text:style-name="Strong_20_Emphasis"><text:span text:style-name="T5">社区论坛</text:span></text:span><text:span text:style-name="Strong_20_Emphasis"><text:span text:style-name="T3">/</text:span></text:span><text:span text:style-name="Strong_20_Emphasis"><text:span text:style-name="T5">列表</text:span></text:span></text:p>
          </table:table-cell>
          <table:table-cell table:style-name="表格2.A1" office:value-type="string">
            <text:p text:style-name="P2"><text:span text:style-name="T3">(</text:span><text:span text:style-name="T5">第 </text:span><text:span text:style-name="T3">12 </text:span><text:span text:style-name="T5">周提及</text:span><text:span text:style-name="T3">) </text:span><text:span text:style-name="T5">邮件列表</text:span><text:span text:style-name="T3">, IRC, </text:span><text:span text:style-name="T5">论坛</text:span></text:p>
          </table:table-cell>
          <table:table-cell table:style-name="表格2.A1" office:value-type="string">
            <text:p text:style-name="P2"><text:span text:style-name="Source_20_Text"><text:span text:style-name="T3">openstack-discuss</text:span></text:span><text:span text:style-name="T3"> </text:span><text:span text:style-name="T5">邮件列表 </text:span><text:span text:style-name="T4">30</text:span><text:span text:style-name="T3">, r/openstack </text:span><text:span text:style-name="T4">8</text:span><text:span text:style-name="T3">, Stack Overflow/Server Fault </text:span><text:span text:style-name="T4">30</text:span><text:span text:style-name="T3">, OpenInfra </text:span><text:span text:style-name="T5">官网</text:span><text:span text:style-name="T3">/</text:span><text:span text:style-name="T5">活动 </text:span><text:span text:style-name="T4">23</text:span></text:p>
          </table:table-cell>
          <table:table-cell table:style-name="表格2.A1" office:value-type="string">
            <text:p text:style-name="P4">提供活跃的问答、讨论和获取最新信息、寻求帮助的渠道。</text:p>
          </table:table-cell>
        </table:table-row>
        <table:table-row>
          <table:table-cell table:style-name="表格2.A1" office:value-type="string">
            <text:p text:style-name="P3"><text:span text:style-name="Strong_20_Emphasis"><text:span text:style-name="T3">GitHub </text:span></text:span><text:span text:style-name="Strong_20_Emphasis"><text:span text:style-name="T5">库</text:span></text:span><text:span text:style-name="Strong_20_Emphasis"><text:span text:style-name="T3">/</text:span></text:span><text:span text:style-name="Strong_20_Emphasis"><text:span text:style-name="T5">指南</text:span></text:span></text:p>
          </table:table-cell>
          <table:table-cell table:style-name="表格2.A1" office:value-type="string">
            <text:p text:style-name="P2"><text:span text:style-name="T3">DevStack </text:span><text:span text:style-name="T4">9</text:span><text:span text:style-name="T3">, Heat </text:span><text:span text:style-name="T5">模板 </text:span><text:span text:style-name="T4">10</text:span></text:p>
          </table:table-cell>
          <table:table-cell table:style-name="表格2.A1" office:value-type="string">
            <text:p text:style-name="P2"><text:span text:style-name="T3">Awesome OpenStack </text:span><text:span text:style-name="T4">10</text:span><text:span text:style-name="T3">, </text:span><text:span text:style-name="T5">特定教程库 </text:span><text:span text:style-name="T4">14</text:span><text:span text:style-name="T3">, OpenStack Cookbook </text:span><text:span text:style-name="T5">代码库 </text:span><text:span text:style-name="T4">12</text:span></text:p>
          </table:table-cell>
          <table:table-cell table:style-name="表格2.A1" office:value-type="string">
            <text:p text:style-name="P4">聚合优质资源、提供具体实践代码和更广泛的项目示例。</text:p>
          </table:table-cell>
        </table:table-row>
        <table:table-row>
          <table:table-cell table:style-name="表格2.A1" office:value-type="string">
            <text:p text:style-name="P3"><text:span text:style-name="Strong_20_Emphasis"><text:span text:style-name="T5">书籍</text:span></text:span><text:span text:style-name="Strong_20_Emphasis"><text:span text:style-name="T3">/</text:span></text:span><text:span text:style-name="Strong_20_Emphasis"><text:span text:style-name="T5">运维指南</text:span></text:span></text:p>
          </table:table-cell>
          <table:table-cell table:style-name="表格2.A1" office:value-type="string">
            <text:p text:style-name="P4">未明确推荐</text:p>
          </table:table-cell>
          <table:table-cell table:style-name="表格2.A1" office:value-type="string">
            <text:p text:style-name="P2"><text:span text:style-name="T3">OpenStack Operations Guide </text:span><text:span text:style-name="T4">19</text:span><text:span text:style-name="T3"> (</text:span><text:span text:style-name="T5">在线</text:span><text:span text:style-name="T3">)</text:span></text:p>
          </table:table-cell>
          <table:table-cell table:style-name="表格2.A1" office:value-type="string">
            <text:p text:style-name="P4">专注于实际运维操作、最佳实践和架构设计考量。</text:p>
          </table:table-cell>
        </table:table-row>
      </table:table>
      <text:list xml:id="list1182514402" text:style-name="L6">
        <text:list-item>
          <text:p text:style-name="P13"><text:span text:style-name="T3">C. </text:span><text:span text:style-name="T5">社区参与和贡献</text:span></text:p>
          <text:p text:style-name="P13"><text:span text:style-name="T5">路线图在第 </text:span><text:span text:style-name="T3">12 </text:span><text:span text:style-name="T5">周提到了参与社区（邮件列表、</text:span><text:span text:style-name="T3">IRC</text:span><text:span text:style-name="T5">、论坛、会议）和贡献的可能性。这是一个积极的引导。</text:span></text:p>
          <text:p text:style-name="P13"><text:span text:style-name="T5">然而，仅仅列出渠道对于新手来说可能不够。</text:span><text:span text:style-name="T3">OpenStack </text:span><text:span text:style-name="T5">社区有着特定的协作流程和工具，例如使用 </text:span><text:span text:style-name="T3">Gerrit </text:span><text:span text:style-name="T5">进行代码审查 </text:span><text:span text:style-name="T3">37</text:span><text:span text:style-name="T5">，通过邮件列表和 </text:span><text:span text:style-name="T3">Etherpad </text:span><text:span text:style-name="T5">进行设计讨论，在 </text:span><text:span text:style-name="T3">PTG (Project Teams Gathering) </text:span><text:span text:style-name="T5">或 </text:span><text:span text:style-name="T3">Forum </text:span><text:span text:style-name="T5">上进行更密集的交流 </text:span><text:span text:style-name="T3">26</text:span><text:span text:style-name="T5">。对于初次贡献者来说，找到合适的切入点（如标记为 </text:span><text:span text:style-name="T3">low-hanging-fruit </text:span><text:span text:style-name="T5">的 </text:span><text:span text:style-name="T3">Bug</text:span><text:span text:style-name="T5">）、理解代码提交流程、有效地提出问题或参与讨论，都可能存在一定的门槛 </text:span><text:span text:style-name="T3">11</text:span><text:span text:style-name="T5">。路线图未能提供这方面的具体指导。建议更早或更显著地推荐 </text:span><text:span text:style-name="T3">OpenStack Contributor Guide 37</text:span><text:span text:style-name="T5">，其中包含了账户设置、</text:span><text:span text:style-name="T3">Git/Gerrit </text:span><text:span text:style-name="T5">使用、工作流程等详细信息。提及 </text:span><text:span text:style-name="T3">Sandbox </text:span><text:span text:style-name="T5">项目 </text:span><text:span text:style-name="T3">37 </text:span><text:span text:style-name="T5">作为练习贡献流程的安全场所也很有帮助。同时，引导学习者关注项目团队的 </text:span><text:span text:style-name="T3">onboarding </text:span><text:span text:style-name="T5">会议或文档 </text:span><text:span text:style-name="T3">34 </text:span><text:span text:style-name="T5">也能降低参与门槛。</text:span></text:p>
        </text:list-item>
        <text:list-item>
          <text:p text:style-name="P13"><text:span text:style-name="T3">D. </text:span><text:span text:style-name="T5">认证 </text:span><text:span text:style-name="T3">(COA)</text:span></text:p>
          <text:p text:style-name="P13"><text:span text:style-name="T5">路线图在最后提及了 </text:span><text:span text:style-name="T3">COA (Certified OpenStack Administrator) </text:span><text:span text:style-name="T5">认证。这是一个重要的信息点，因为 </text:span><text:span text:style-name="T3">COA </text:span><text:span text:style-name="T5">是业界认可的、厂商中立的 </text:span><text:span text:style-name="T3">OpenStack </text:span><text:span text:style-name="T5">管理员技能证明 </text:span><text:span text:style-name="T3">27</text:span><text:span text:style-name="T5">，并且许多在线课程都将其作为培训目标 </text:span><text:span text:style-name="T3">2</text:span><text:span text:style-name="T5">。了解 </text:span><text:span text:style-name="T3">COA </text:span><text:span text:style-name="T5">的存在有助于学习者设定更长远的目标。</text:span></text:p>
        </text:list-item>
      </text:list>
      <text:p text:style-name="P7"><text:span text:style-name="Strong_20_Emphasis"><text:span text:style-name="T3">VI. </text:span></text:span><text:span text:style-name="Strong_20_Emphasis"><text:span text:style-name="T5">目标受众适宜性分析</text:span></text:span></text:p>
      <text:list xml:id="list187090730" text:style-name="L7">
        <text:list-item>
          <text:p text:style-name="P14"><text:span text:style-name="T3">A. </text:span><text:span text:style-name="T5">前提条件对齐度</text:span></text:p>
          <text:p text:style-name="P14"><text:span text:style-name="T5">路线图明确假设学习者具备“扎实的编程和计算机科学基础”（引言 </text:span><text:span text:style-name="T3">1.1</text:span><text:span text:style-name="T5">）。这是一个合理的起点，因为理解分布式系统、</text:span><text:span text:style-name="T3">API </text:span><text:span text:style-name="T5">交互、脚本编写等都受益于此背景。</text:span></text:p>
          <text:p text:style-name="P14"><text:soft-page-break/><text:span text:style-name="T5">然而，该路线图似乎低估了成功学习和实践 </text:span><text:span text:style-name="T3">OpenStack </text:span><text:span text:style-name="T5">所需的另外两项关键技能：</text:span><text:span text:style-name="T3">Linux </text:span><text:span text:style-name="T5">系统管理和网络基础。</text:span><text:span text:style-name="T3">OpenStack </text:span><text:span text:style-name="T5">的部署、配置、运维和故障排查都深度依赖于 </text:span><text:span text:style-name="T3">Linux </text:span><text:span text:style-name="T5">环境 </text:span><text:span text:style-name="T3">9</text:span><text:span text:style-name="T5">。学习者需要熟练使用 </text:span><text:span text:style-name="T3">Linux </text:span><text:span text:style-name="T5">命令行、理解服务管理、日志分析、基本的系统调优等。同样，网络是 </text:span><text:span text:style-name="T3">OpenStack </text:span><text:span text:style-name="T5">的核心和难点 </text:span><text:span text:style-name="T3">19</text:span><text:span text:style-name="T5">，学习者需要对 </text:span><text:span text:style-name="T3">TCP/IP </text:span><text:span text:style-name="T5">协议栈、子网划分、路由、防火墙（</text:span><text:span text:style-name="T3">iptables</text:span><text:span text:style-name="T5">）、</text:span><text:span text:style-name="T3">Linux </text:span><text:span text:style-name="T5">网桥、</text:span><text:span text:style-name="T3">VLAN </text:span><text:span text:style-name="T5">等概念有扎实的理解 </text:span><text:span text:style-name="T3">2</text:span><text:span text:style-name="T5">。</text:span><text:span text:style-name="T3">OpenStack Operations Guide </text:span><text:span text:style-name="T5">明确将 </text:span><text:span text:style-name="T3">Linux </text:span><text:span text:style-name="T5">管理和网络知识列为前提条件 </text:span><text:span text:style-name="T3">19</text:span><text:span text:style-name="T5">。如果学习者仅有编程背景而缺乏这些运维层面的技能，他们在进行环境搭建（特别是 </text:span><text:span text:style-name="T3">DevStack </text:span><text:span text:style-name="T5">之外的方式）、配置 </text:span><text:span text:style-name="T3">Neutron </text:span><text:span text:style-name="T5">以及解决各种连接或服务问题时，将面临巨大挑战。因此，路线图应明确将达到特定熟练程度的 </text:span><text:span text:style-name="T3">Linux </text:span><text:span text:style-name="T5">系统管理和网络知识列为前提条件，而不仅仅是编程和计算机科学基础。</text:span></text:p>
        </text:list-item>
        <text:list-item>
          <text:p text:style-name="P14"><text:span text:style-name="T3">B. </text:span><text:span text:style-name="T5">难度与节奏</text:span></text:p>
          <text:p text:style-name="P14"><text:span text:style-name="T5">路线图的难度曲线呈现逐步上升的趋势。第一月相对平缓，主要熟悉概念和基本工具。第二月难度显著增加，尤其是 </text:span><text:span text:style-name="T3">Neutron </text:span><text:span text:style-name="T5">部分。第三月引入了编排、容器化（可选）和综合项目，对知识的整合运用要求较高。</text:span></text:p>
          <text:p text:style-name="P14"><text:span text:style-name="T5">将整个学习过程设定在十二周内完成，对于想要获得扎实的基础操作技能的学习者来说，是一个相当有挑战性但并非完全不可行的目标。这要求学习者投入大量的时间进行实践和排错。相比之下，一些在线课程的时长从几小时到十几、二十几小时不等 </text:span><text:span text:style-name="T3">1</text:span><text:span text:style-name="T5">，但它们可能覆盖的广度或深度有限。学习过程中可能出现瓶颈的地方主要在于环境搭建（如果尝试非 </text:span><text:span text:style-name="T3">DevStack </text:span><text:span text:style-name="T5">方式）和 </text:span><text:span text:style-name="T3">Neutron </text:span><text:span text:style-name="T5">的配置与排错环节。</text:span></text:p>
        </text:list-item>
        <text:list-item>
          <text:p text:style-name="P14"><text:span text:style-name="T3">C. </text:span><text:span text:style-name="T5">可行性评估</text:span></text:p>
          <text:p text:style-name="P14"><text:span text:style-name="T5">对于需要兼顾工作或其他事务的学习者来说，完成这个“实践优先”的路线图需要持续、大量的动手时间投入。挑战可能来自：环境问题难以解决（尤其是在缺乏足够运维经验的情况下）</text:span><text:span text:style-name="T3">8</text:span><text:span text:style-name="T5">；难以独立理解 </text:span><text:span text:style-name="T3">Neutron </text:span><text:span text:style-name="T5">等复杂组件的工作原理；仅靠路线图推荐的有限资源难以找到有效的问题解决方案。因此，学习者的自学能力、解决问题的毅力以及可投入的时间是决定可行性的关键因素。</text:span></text:p>
        </text:list-item>
      </text:list>
      <text:p text:style-name="P7"><text:span text:style-name="Strong_20_Emphasis"><text:span text:style-name="T3">VII. </text:span></text:span><text:span text:style-name="Strong_20_Emphasis"><text:span text:style-name="T5">综合评估与建议</text:span></text:span></text:p>
      <text:list xml:id="list2650467133" text:style-name="L8">
        <text:list-item>
          <text:p text:style-name="P15"><text:span text:style-name="T3">A. </text:span><text:span text:style-name="T5">路线图总体评价</text:span></text:p>
          <text:p text:style-name="P15"><text:span text:style-name="T5">该十二周 </text:span><text:span text:style-name="T3">OpenStack </text:span><text:span text:style-name="T5">实战入门路线图具备一个逻辑清晰的结构，系统地覆盖了 </text:span><text:span text:style-name="T3">OpenStack </text:span><text:span text:style-name="T5">的核心组件，并且正确地强调了通过 </text:span><text:span text:style-name="T3">CLI </text:span><text:span text:style-name="T5">和 </text:span><text:span text:style-name="T3">Horizon </text:span><text:span text:style-name="T5">进行动手实践的重要性。路线图也包含了对编排（</text:span><text:span text:style-name="T3">Heat</text:span><text:span text:style-name="T5">）和容器化（</text:span><text:span text:style-name="T3">Docker/Magnum</text:span><text:span text:style-name="T5">）的初步介绍，并指明了社区参与和专业认证的方向，体现了一定的前瞻性。</text:span></text:p>
          <text:p text:style-name="P21">然而，该路线图也存在一些明显的弱点：</text:p>
          <text:list>
            <text:list-item>
              <text:p text:style-name="P15"><text:span text:style-name="Strong_20_Emphasis"><text:span text:style-name="T5">环境简化问题</text:span></text:span><text:span text:style-name="Strong_20_Emphasis"><text:span text:style-name="T3">:</text:span></text:span><text:span text:style-name="T3"> </text:span><text:span text:style-name="T5">过度依赖 </text:span><text:span text:style-name="T3">DevStack </text:span><text:span text:style-name="T5">可能导致学习者对 </text:span><text:span text:style-name="T3">OpenStack </text:span><text:span text:style-name="T5">的真实复杂性（尤其在部署和网络方面）认识不足。 </text:span></text:p>
            </text:list-item>
            <text:list-item>
              <text:p text:style-name="P15"><text:soft-page-break/><text:span text:style-name="Strong_20_Emphasis"><text:span text:style-name="T5">核心组件深度不足</text:span></text:span><text:span text:style-name="Strong_20_Emphasis"><text:span text:style-name="T3">:</text:span></text:span><text:span text:style-name="T3"> </text:span><text:span text:style-name="T5">对于 </text:span><text:span text:style-name="T3">Neutron </text:span><text:span text:style-name="T5">等复杂组件的实践深度和故障排查指导不够充分。对 </text:span><text:span text:style-name="T3">Heat </text:span><text:span text:style-name="T5">编排能力的展示过于基础。 </text:span></text:p>
            </text:list-item>
            <text:list-item>
              <text:p text:style-name="P15"><text:span text:style-name="Strong_20_Emphasis"><text:span text:style-name="T5">资源推荐局限</text:span></text:span><text:span text:style-name="Strong_20_Emphasis"><text:span text:style-name="T3">:</text:span></text:span><text:span text:style-name="T3"> </text:span><text:span text:style-name="T5">推荐的学习资源种类和数量有限，未能充分利用丰富的社区和第三方学习材料。 </text:span></text:p>
            </text:list-item>
            <text:list-item>
              <text:p text:style-name="P15"><text:span text:style-name="Strong_20_Emphasis"><text:span text:style-name="T5">社区整合肤浅</text:span></text:span><text:span text:style-name="Strong_20_Emphasis"><text:span text:style-name="T3">:</text:span></text:span><text:span text:style-name="T3"> </text:span><text:span text:style-name="T5">对如何有效参与 </text:span><text:span text:style-name="T3">OpenStack </text:span><text:span text:style-name="T5">社区和贡献的指导不足。 </text:span></text:p>
            </text:list-item>
            <text:list-item>
              <text:p text:style-name="P15"><text:span text:style-name="Strong_20_Emphasis"><text:span text:style-name="T5">前提假设偏差</text:span></text:span><text:span text:style-name="Strong_20_Emphasis"><text:span text:style-name="T3">:</text:span></text:span><text:span text:style-name="T3"> </text:span><text:span text:style-name="T5">低估了 </text:span><text:span text:style-name="T3">Linux </text:span><text:span text:style-name="T5">系统管理和网络技能的重要性，可能导致目标受众在实践中遇到障碍。 </text:span></text:p>
            </text:list-item>
            <text:list-item>
              <text:p text:style-name="P15"><text:span text:style-name="Strong_20_Emphasis"><text:span text:style-name="T5">部分内容可选性</text:span></text:span><text:span text:style-name="Strong_20_Emphasis"><text:span text:style-name="T3">:</text:span></text:span><text:span text:style-name="T3"> </text:span><text:span text:style-name="T5">将容器化设为可选可能与当前行业趋势和 </text:span><text:span text:style-name="T3">OpenStack </text:span><text:span text:style-name="T5">的实际应用场景有所脱节。 </text:span></text:p>
            </text:list-item>
          </text:list>
        </text:list-item>
        <text:list-item>
          <text:p text:style-name="P15"><text:span text:style-name="T3">B. </text:span><text:span text:style-name="T5">具体优化建议</text:span></text:p>
          <text:p text:style-name="P21">为提升该路线图的有效性、实用性和学习体验，兹提出以下具体建议：</text:p>
          <text:list>
            <text:list-item>
              <text:p text:style-name="P15"><text:span text:style-name="Strong_20_Emphasis"><text:span text:style-name="T5">结构与节奏</text:span></text:span><text:span text:style-name="Strong_20_Emphasis"><text:span text:style-name="T3">:</text:span></text:span><text:span text:style-name="T3"> </text:span></text:p>
              <text:list>
                <text:list-item>
                  <text:p text:style-name="P15"><text:span text:style-name="T5">考虑在早期（如第一月结束时）理论性地介绍多节点部署的概念和挑战，即使实践仍使用 </text:span><text:span text:style-name="T3">DevStack</text:span><text:span text:style-name="T5">。 </text:span></text:p>
                </text:list-item>
                <text:list-item>
                  <text:p text:style-name="P15"><text:span text:style-name="T5">增加 </text:span><text:span text:style-name="T3">Neutron (</text:span><text:span text:style-name="T5">第 </text:span><text:span text:style-name="T3">6 </text:span><text:span text:style-name="T5">周</text:span><text:span text:style-name="T3">) </text:span><text:span text:style-name="T5">的学习时间或深度，可以考虑拆分为两周，或者增加一个专门的故障排查与连通性验证单元。 </text:span></text:p>
                </text:list-item>
                <text:list-item>
                  <text:p text:style-name="P15"><text:span text:style-name="T5">在第 </text:span><text:span text:style-name="T3">9 </text:span><text:span text:style-name="T5">周使用一个更复杂的 </text:span><text:span text:style-name="T3">Heat </text:span><text:span text:style-name="T5">模板（例如，包含网络、卷资源的 </text:span><text:span text:style-name="T3">VM </text:span><text:span text:style-name="T5">模板），为第 </text:span><text:span text:style-name="T3">11 </text:span><text:span text:style-name="T5">周的项目做更好铺垫。 </text:span></text:p>
                </text:list-item>
                <text:list-item>
                  <text:p text:style-name="P15"><text:span text:style-name="T5">将第 </text:span><text:span text:style-name="T3">10 </text:span><text:span text:style-name="T5">周的容器化介绍设为非可选，至少覆盖 </text:span><text:span text:style-name="T3">Docker </text:span><text:span text:style-name="T5">基础和 </text:span><text:span text:style-name="T3">OpenStack </text:span><text:span text:style-name="T5">如何支持容器（</text:span><text:span text:style-name="T3">Magnum/Zun </text:span><text:span text:style-name="T5">概念）</text:span><text:span text:style-name="T4">14</text:span><text:span text:style-name="T5">。 </text:span></text:p>
                </text:list-item>
              </text:list>
            </text:list-item>
            <text:list-item>
              <text:p text:style-name="P15"><text:span text:style-name="Strong_20_Emphasis"><text:span text:style-name="T5">内容深度</text:span></text:span><text:span text:style-name="Strong_20_Emphasis"><text:span text:style-name="T3">:</text:span></text:span><text:span text:style-name="T3"> </text:span></text:p>
              <text:list>
                <text:list-item>
                  <text:p text:style-name="P15"><text:span text:style-name="T5">加强对核心架构（如服务间交互 </text:span><text:span text:style-name="T4">6</text:span><text:span text:style-name="T5">）和关键组件工作原理（如 </text:span><text:span text:style-name="T3">Neutron </text:span><text:span text:style-name="T5">后端、</text:span><text:span text:style-name="T3">Cinder </text:span><text:span text:style-name="T5">后端 </text:span><text:span text:style-name="T4">3</text:span><text:span text:style-name="T5">）的理论解释。 </text:span></text:p>
                </text:list-item>
                <text:list-item>
                  <text:p text:style-name="P15"><text:span text:style-name="T5">增设专门的故障排查模块或在相关组件周次中加入常见问题分析（如安装问题、网络不通 </text:span><text:span text:style-name="T4">8</text:span><text:span text:style-name="T5">、实例启动失败）。 </text:span></text:p>
                </text:list-item>
                <text:list-item>
                  <text:p text:style-name="P15"><text:span text:style-name="T5">概念性地介绍不同的后端技术选项及其优劣（例如 </text:span><text:span text:style-name="T3">Cinder </text:span><text:span text:style-name="T5">的 </text:span><text:span text:style-name="T3">Ceph </text:span><text:span text:style-name="T5">后端 </text:span><text:span text:style-name="T4">1</text:span><text:span text:style-name="T5">，</text:span><text:span text:style-name="T3">Neutron </text:span><text:span text:style-name="T5">的 </text:span><text:span text:style-name="T3">OVN </text:span><text:span text:style-name="T5">后端）。 </text:span></text:p>
                </text:list-item>
              </text:list>
            </text:list-item>
            <text:list-item>
              <text:p text:style-name="P15"><text:span text:style-name="Strong_20_Emphasis"><text:span text:style-name="T5">实践练习</text:span></text:span><text:span text:style-name="Strong_20_Emphasis"><text:span text:style-name="T3">:</text:span></text:span><text:span text:style-name="T3"> </text:span></text:p>
              <text:list>
                <text:list-item>
                  <text:p text:style-name="P15"><text:span text:style-name="T5">补充 </text:span><text:span text:style-name="T3">DevStack </text:span><text:span text:style-name="T5">实践，通过练习或讲解帮助学习者理解其隐藏的配置细节。 </text:span></text:p>
                </text:list-item>
                <text:list-item>
                  <text:p text:style-name="P15"><text:span text:style-name="T5">在 </text:span><text:span text:style-name="T3">Neutron </text:span><text:span text:style-name="T5">实验中明确加入网络连通性测试（实例间、实例到外部）作为必需步骤。 </text:span></text:p>
                </text:list-item>
                <text:list-item>
                  <text:p text:style-name="P15"><text:soft-page-break/><text:span text:style-name="T5">在第 </text:span><text:span text:style-name="T3">11 </text:span><text:span text:style-name="T5">周的分布式应用项目中，将使用 </text:span><text:span text:style-name="T3">Heat </text:span><text:span text:style-name="T5">进行自动化部署设为强烈推荐或必做项。 </text:span></text:p>
                </text:list-item>
              </text:list>
            </text:list-item>
            <text:list-item>
              <text:p text:style-name="P15"><text:span text:style-name="Strong_20_Emphasis"><text:span text:style-name="T5">学习资源</text:span></text:span><text:span text:style-name="Strong_20_Emphasis"><text:span text:style-name="T3">:</text:span></text:span><text:span text:style-name="T3"> </text:span></text:p>
              <text:list>
                <text:list-item>
                  <text:p text:style-name="P15"><text:span text:style-name="T5">大幅扩充推荐资源列表，根据表 </text:span><text:span text:style-name="T3">2 </text:span><text:span text:style-name="T5">的建议，加入精选的高质量在线课程 </text:span><text:span text:style-name="T4">1</text:span><text:span text:style-name="T5">、更真实的实验环境选项 </text:span><text:span text:style-name="T4">8</text:span><text:span text:style-name="T5">、活跃的社区渠道 </text:span><text:span text:style-name="T4">8</text:span><text:span text:style-name="T5">、以及重要的参考指南（如 </text:span><text:span text:style-name="T3">OpenStack Operations Guide </text:span><text:span text:style-name="T4">19</text:span><text:span text:style-name="T3"> </text:span><text:span text:style-name="T5">和 </text:span><text:span text:style-name="T3">Contributor Guide </text:span><text:span text:style-name="T4">37</text:span><text:span text:style-name="T5">）。 </text:span></text:p>
                </text:list-item>
              </text:list>
            </text:list-item>
            <text:list-item>
              <text:p text:style-name="P15"><text:span text:style-name="Strong_20_Emphasis"><text:span text:style-name="T5">前提条件</text:span></text:span><text:span text:style-name="Strong_20_Emphasis"><text:span text:style-name="T3">:</text:span></text:span><text:span text:style-name="T3"> </text:span></text:p>
              <text:list>
                <text:list-item>
                  <text:p text:style-name="P15"><text:span text:style-name="T5">在路线图开头明确指出，除了编程和计算机科学基础外，学习者应具备中级水平的 </text:span><text:span text:style-name="T3">Linux </text:span><text:span text:style-name="T5">系统管理能力（命令行操作、服务管理、基本排错）和扎实的 </text:span><text:span text:style-name="T3">TCP/IP </text:span><text:span text:style-name="T5">网络基础（子网、路由、防火墙概念）。 </text:span></text:p>
                </text:list-item>
              </text:list>
            </text:list-item>
            <text:list-item>
              <text:p text:style-name="P15"><text:span text:style-name="Strong_20_Emphasis"><text:span text:style-name="T5">社区整合</text:span></text:span><text:span text:style-name="Strong_20_Emphasis"><text:span text:style-name="T3">:</text:span></text:span><text:span text:style-name="T3"> </text:span></text:p>
              <text:list>
                <text:list-item>
                  <text:p text:style-name="P15"><text:span text:style-name="T5">提供更具体的社区参与指导：链接到项目 </text:span><text:span text:style-name="T3">onboarding </text:span><text:span text:style-name="T5">文档或会议 </text:span><text:span text:style-name="T4">34</text:span><text:span text:style-name="T5">，简要解释 </text:span><text:span text:style-name="T3">Gerrit </text:span><text:span text:style-name="T5">工作流 </text:span><text:span text:style-name="T4">37</text:span><text:span text:style-name="T5">，鼓励学习者通过监控 </text:span><text:span text:style-name="Source_20_Text"><text:span text:style-name="T3">openstack-discuss</text:span></text:span><text:span text:style-name="T3"> </text:span><text:span text:style-name="T5">邮件列表 </text:span><text:span text:style-name="T4">30</text:span><text:span text:style-name="T3"> </text:span><text:span text:style-name="T5">或相关论坛 </text:span><text:span text:style-name="T4">8</text:span><text:span text:style-name="T3"> </text:span><text:span text:style-name="T5">来学习解决实际问题。 </text:span></text:p>
                </text:list-item>
              </text:list>
            </text:list-item>
          </text:list>
        </text:list-item>
        <text:list-item>
          <text:p text:style-name="P15"><text:span text:style-name="Strong_20_Emphasis"><text:span text:style-name="T3">C. </text:span></text:span><text:span text:style-name="Strong_20_Emphasis"><text:span text:style-name="T5">评估总结与建议概览</text:span></text:span></text:p>
          <text:p text:style-name="P15"><text:span text:style-name="Strong_20_Emphasis"><text:span text:style-name="T5">表 </text:span></text:span><text:span text:style-name="Strong_20_Emphasis"><text:span text:style-name="T3">3: </text:span></text:span><text:span text:style-name="Strong_20_Emphasis"><text:span text:style-name="T5">路线图优势、劣势与建议总结</text:span></text:span></text:p>
        </text:list-item>
      </text:list>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3"><text:span text:style-name="Strong_20_Emphasis"><text:span text:style-name="T5">关键领域</text:span></text:span></text:p>
          </table:table-cell>
          <table:table-cell table:style-name="表格3.A1" office:value-type="string">
            <text:p text:style-name="P3"><text:span text:style-name="Strong_20_Emphasis"><text:span text:style-name="T5">优势</text:span></text:span></text:p>
          </table:table-cell>
          <table:table-cell table:style-name="表格3.A1" office:value-type="string">
            <text:p text:style-name="P3"><text:span text:style-name="Strong_20_Emphasis"><text:span text:style-name="T5">劣势</text:span></text:span><text:span text:style-name="Strong_20_Emphasis"><text:span text:style-name="T3">/</text:span></text:span><text:span text:style-name="Strong_20_Emphasis"><text:span text:style-name="T5">挑战</text:span></text:span></text:p>
          </table:table-cell>
          <table:table-cell table:style-name="表格3.A1" office:value-type="string">
            <text:p text:style-name="P3"><text:span text:style-name="Strong_20_Emphasis"><text:span text:style-name="T5">具体建议</text:span></text:span></text:p>
          </table:table-cell>
        </table:table-row>
        <table:table-row>
          <table:table-cell table:style-name="表格3.A1" office:value-type="string">
            <text:p text:style-name="P3"><text:span text:style-name="Strong_20_Emphasis"><text:span text:style-name="T5">结构与节奏</text:span></text:span></text:p>
          </table:table-cell>
          <table:table-cell table:style-name="表格3.A1" office:value-type="string">
            <text:p text:style-name="P2"><text:span text:style-name="T5">逻辑清晰 </text:span><text:span text:style-name="T3">(</text:span><text:span text:style-name="T5">月度主题</text:span><text:span text:style-name="T3">)</text:span></text:p>
          </table:table-cell>
          <table:table-cell table:style-name="表格3.A1" office:value-type="string">
            <text:p text:style-name="P2"><text:span text:style-name="T3">Neutron </text:span><text:span text:style-name="T5">深度不足；</text:span><text:span text:style-name="T3">Heat </text:span><text:span text:style-name="T5">铺垫不够；容器化可选</text:span></text:p>
          </table:table-cell>
          <table:table-cell table:style-name="表格3.A1" office:value-type="string">
            <text:p text:style-name="P2"><text:span text:style-name="T5">增加 </text:span><text:span text:style-name="T3">Neutron </text:span><text:span text:style-name="T5">时间</text:span><text:span text:style-name="T3">/</text:span><text:span text:style-name="T5">深度；强化 </text:span><text:span text:style-name="T3">Heat </text:span><text:span text:style-name="T5">早期实践；容器化设为必修基础。</text:span></text:p>
          </table:table-cell>
        </table:table-row>
        <table:table-row>
          <table:table-cell table:style-name="表格3.A1" office:value-type="string">
            <text:p text:style-name="P3"><text:span text:style-name="Strong_20_Emphasis"><text:span text:style-name="T5">核心概念与理论</text:span></text:span></text:p>
          </table:table-cell>
          <table:table-cell table:style-name="表格3.A1" office:value-type="string">
            <text:p text:style-name="P4">覆盖主要组件介绍</text:p>
          </table:table-cell>
          <table:table-cell table:style-name="表格3.A1" office:value-type="string">
            <text:p text:style-name="P4">理论整合不足；架构解释偏浅</text:p>
          </table:table-cell>
          <table:table-cell table:style-name="表格3.A1" office:value-type="string">
            <text:p text:style-name="P4">加强核心架构和服务交互原理讲解；理论与实践结合更紧密。</text:p>
          </table:table-cell>
        </table:table-row>
        <table:table-row>
          <table:table-cell table:style-name="表格3.A1" office:value-type="string">
            <text:p text:style-name="P3"><text:span text:style-name="Strong_20_Emphasis"><text:span text:style-name="T5">高级主题</text:span></text:span></text:p>
          </table:table-cell>
          <table:table-cell table:style-name="表格3.A1" office:value-type="string">
            <text:p text:style-name="P4">包含编排、容器化意识、未来展望</text:p>
          </table:table-cell>
          <table:table-cell table:style-name="表格3.A1" office:value-type="string">
            <text:p text:style-name="P2"><text:span text:style-name="T3">Heat </text:span><text:span text:style-name="T5">介绍过简；高级特性仅提及</text:span></text:p>
          </table:table-cell>
          <table:table-cell table:style-name="表格3.A1" office:value-type="string">
            <text:p text:style-name="P2"><text:span text:style-name="T5">深化 </text:span><text:span text:style-name="T3">Heat </text:span><text:span text:style-name="T5">实践；强化容器化重要性；明确后续学习路径。</text:span></text:p>
          </table:table-cell>
        </table:table-row>
        <table:table-row>
          <table:table-cell table:style-name="表格3.A1" office:value-type="string">
            <text:p text:style-name="P3"><text:span text:style-name="Strong_20_Emphasis"><text:span text:style-name="T5">实践性 </text:span></text:span><text:span text:style-name="Strong_20_Emphasis"><text:span text:style-name="T3">(</text:span></text:span><text:span text:style-name="Strong_20_Emphasis"><text:span text:style-name="T5">练习与环境</text:span></text:span><text:span text:style-name="Strong_20_Emphasis"><text:span text:style-name="T3">)</text:span></text:span></text:p>
          </table:table-cell>
          <table:table-cell table:style-name="表格3.A1" office:value-type="string">
            <text:p text:style-name="P2"><text:span text:style-name="T5">强调动手；覆盖 </text:span><text:span text:style-name="T3">CLI/Horizon</text:span></text:p>
          </table:table-cell>
          <table:table-cell table:style-name="表格3.A1" office:value-type="string">
            <text:p text:style-name="P2"><text:span text:style-name="T5">过度依赖 </text:span><text:span text:style-name="T3">DevStack</text:span><text:span text:style-name="T5">；缺乏排错和验证环节</text:span></text:p>
          </table:table-cell>
          <table:table-cell table:style-name="表格3.A1" office:value-type="string">
            <text:p text:style-name="P2"><text:span text:style-name="T5">补充 </text:span><text:span text:style-name="T3">DevStack </text:span><text:span text:style-name="T5">隐藏细节说明或引入多节点概念</text:span><text:span text:style-name="T3">/</text:span><text:span text:style-name="T5">工具；增加网络连通性测试和故障排查练习。</text:span></text:p>
          </table:table-cell>
        </table:table-row>
        <table:table-row>
          <table:table-cell table:style-name="表格3.A1" office:value-type="string">
            <text:p text:style-name="P3"><text:span text:style-name="Strong_20_Emphasis"><text:span text:style-name="T5">学习资源</text:span></text:span></text:p>
          </table:table-cell>
          <table:table-cell table:style-name="表格3.A1" office:value-type="string">
            <text:p text:style-name="P2"><text:span text:style-name="T5">提供官方文档</text:span><text:span text:style-name="T3">/</text:span><text:span text:style-name="T5">基础教程</text:span></text:p>
          </table:table-cell>
          <table:table-cell table:style-name="表格3.A1" office:value-type="string">
            <text:p text:style-name="P4">资源单一，缺乏多样性和深度</text:p>
          </table:table-cell>
          <table:table-cell table:style-name="表格3.A1" office:value-type="string">
            <text:p text:style-name="P2"><text:span text:style-name="T5">大幅扩充推荐资源（课程、实验、社区、指南），见表 </text:span><text:span text:style-name="T3">2</text:span><text:span text:style-name="T5">。</text:span></text:p>
          </table:table-cell>
        </table:table-row>
        <table:table-row>
          <table:table-cell table:style-name="表格3.A1" office:value-type="string">
            <text:p text:style-name="P3"><text:span text:style-name="Strong_20_Emphasis"><text:span text:style-name="T5">社区与认证</text:span></text:span></text:p>
          </table:table-cell>
          <table:table-cell table:style-name="表格3.A1" office:value-type="string">
            <text:p text:style-name="P2"><text:span text:style-name="T5">提及社区参与和 </text:span><text:span text:style-name="T3">COA </text:span><text:span text:style-name="T5">认证</text:span></text:p>
          </table:table-cell>
          <table:table-cell table:style-name="表格3.A1" office:value-type="string">
            <text:p text:style-name="P4">社区参与指导不足</text:p>
          </table:table-cell>
          <table:table-cell table:style-name="表格3.A1" office:value-type="string">
            <text:p text:style-name="P2"><text:span text:style-name="T5">提供更具体的社区参与方法和工具介绍 </text:span><text:span text:style-name="T3">(Gerrit, Contributor Guide)</text:span><text:span text:style-name="T5">。</text:span></text:p>
          </table:table-cell>
        </table:table-row>
        <text:soft-page-break/>
        <table:table-row>
          <table:table-cell table:style-name="表格3.A1" office:value-type="string">
            <text:p text:style-name="P3"><text:span text:style-name="Strong_20_Emphasis"><text:span text:style-name="T5">前提与受众匹配</text:span></text:span></text:p>
          </table:table-cell>
          <table:table-cell table:style-name="表格3.A1" office:value-type="string">
            <text:p text:style-name="P2"><text:span text:style-name="T5">面向有编程</text:span><text:span text:style-name="T3">/CS </text:span><text:span text:style-name="T5">基础者</text:span></text:p>
          </table:table-cell>
          <table:table-cell table:style-name="表格3.A1" office:value-type="string">
            <text:p text:style-name="P2"><text:span text:style-name="T5">低估 </text:span><text:span text:style-name="T3">Linux/</text:span><text:span text:style-name="T5">网络技能要求</text:span></text:p>
          </table:table-cell>
          <table:table-cell table:style-name="表格3.A1" office:value-type="string">
            <text:p text:style-name="P2"><text:span text:style-name="T5">明确要求中级 </text:span><text:span text:style-name="T3">Linux </text:span><text:span text:style-name="T5">管理和网络基础作为前提条件。</text:span></text:p>
          </table:table-cell>
        </table:table-row>
      </table:table>
      <text:list xml:id="list1292584842" text:style-name="L9">
        <text:list-item>
          <text:p text:style-name="P16"><text:span text:style-name="Strong_20_Emphasis"><text:span text:style-name="T3">D. </text:span></text:span><text:span text:style-name="Strong_20_Emphasis"><text:span text:style-name="T5">结论</text:span></text:span><text:span text:style-name="T5"> 这份十二周的 </text:span><text:span text:style-name="T3">OpenStack </text:span><text:span text:style-name="T5">实战入门路线图为一个有技术基础的学习者提供了一个结构化的学习框架。其强调实践、覆盖核心组件的做法是值得肯定的。然而，要使其真正有效，培养出能够在真实环境中进行基本操作和维护的 </text:span><text:span text:style-name="T3">OpenStack </text:span><text:span text:style-name="T5">人员，必须对其进行显著的改进。通过采纳本报告中基于专业知识和行业实践提出的建议——特别是深化关键组件（如 </text:span><text:span text:style-name="T3">Neutron</text:span><text:span text:style-name="T5">）的学习、丰富学习资源、明确前提技能、加强理论与实践的结合、以及提供更实用的社区参与指导——可以极大地提升该路线图的实用价值和成功率，帮助学习者更稳健地踏上 </text:span><text:span text:style-name="T3">OpenStack </text:span><text:span text:style-name="T5">的技能之路。 </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1:16:43.763915228</meta:creation-date>
    <dc:date>2025-04-20T01:16:59.408160913</dc:date>
    <meta:editing-duration>PT16S</meta:editing-duration>
    <meta:editing-cycles>1</meta:editing-cycles>
    <meta:document-statistic meta:table-count="3" meta:image-count="0" meta:object-count="0" meta:page-count="13" meta:paragraph-count="216" meta:word-count="10539" meta:character-count="14710" meta:non-whitespace-character-count="13702"/>
    <meta:generator>LibreOffice/7.3.7.2$Linux_X86_64 LibreOffice_project/30$Build-2</meta:generator>
  </office:meta>
</office:document-meta>
</file>